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ileMotion" table:style-name="ta1">
        <table:shapes>
          <draw:frame draw:z-index="0" draw:style-name="gr1" draw:text-style-name="P1" svg:width="15.999cm" svg:height="8.999cm" svg:x="6.628cm" svg:y="0.18cm">
            <draw:object draw:notify-on-update-of-ranges="projectileMotion.A1:projectileMotion.A3 projectileMotion.B1:projectileMotion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8.849cm" svg:y="0.1cm">
            <draw:object draw:notify-on-update-of-ranges="projectileMotion.K1:projectileMotion.K3 projectileMotion.L1:projectileMotion.L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79cm" svg:height="9.004cm" svg:x="51.761cm" svg:y="0.319cm">
            <draw:object draw:notify-on-update-of-ranges="projectileMotion.U1:projectileMotion.U3 projectileMotion.V1:projectileMotion.V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74.004cm" svg:y="0.1cm">
            <draw:object draw:notify-on-update-of-ranges="projectileMotion.AE1:projectileMotion.AE6 projectileMotion.AF1:projectileMotion.AF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6.007cm" svg:height="9.005cm" svg:x="30.033cm" svg:y="20.187cm">
            <draw:object draw:notify-on-update-of-ranges="projectileMotion.K46:projectileMotion.K49 projectileMotion.L46:projectileMotion.L4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15.999cm" svg:height="8.999cm" svg:x="99.693cm" svg:y="1.03cm">
            <draw:object draw:notify-on-update-of-ranges="projectileMotion.AP20:projectileMotion.AP23 projectileMotion.AQ20:projectileMotion.AQ2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41" table:default-cell-style-name="Default"/>
        <table:table-row table:style-name="ro1">
          <table:table-cell office:value-type="float" office:value="1.209964599926" calcext:value-type="float">
            <text:p>1.209964599926</text:p>
          </table:table-cell>
          <table:table-cell office:value-type="float" office:value="1.228759765625" calcext:value-type="float">
            <text:p>1.228759765625</text:p>
          </table:table-cell>
          <table:table-cell table:number-columns-repeated="8"/>
          <table:table-cell office:value-type="float" office:value="0.29072160134092" calcext:value-type="float">
            <text:p>0.29072160134092</text:p>
          </table:table-cell>
          <table:table-cell office:value-type="float" office:value="1.299072265625" calcext:value-type="float">
            <text:p>1.299072265625</text:p>
          </table:table-cell>
          <table:table-cell table:number-columns-repeated="8"/>
          <table:table-cell office:value-type="float" office:value="0.34726429823786" calcext:value-type="float">
            <text:p>0.34726429823786</text:p>
          </table:table-cell>
          <table:table-cell office:value-type="float" office:value="0.75009155273438" calcext:value-type="float">
            <text:p>0.75009155273438</text:p>
          </table:table-cell>
          <table:table-cell table:number-columns-repeated="8"/>
          <table:table-cell office:value-type="float" office:value="0.55476110009477" calcext:value-type="float">
            <text:p>0.55476110009477</text:p>
          </table:table-cell>
          <table:table-cell office:value-type="float" office:value="0.26055908203125" calcext:value-type="float">
            <text:p>0.26055908203125</text:p>
          </table:table-cell>
          <table:table-cell table:number-columns-repeated="9"/>
          <table:table-cell office:value-type="float" office:value="0.0088563999161124" calcext:value-type="float">
            <text:p>0.0088563999161124</text:p>
          </table:table-cell>
          <table:table-cell office:value-type="float" office:value="0.00091552734375" calcext:value-type="float">
            <text:p>0.00091552734375</text:p>
          </table:table-cell>
        </table:table-row>
        <table:table-row table:style-name="ro1">
          <table:table-cell office:value-type="float" office:value="1.2552736992948" calcext:value-type="float">
            <text:p>1.2552736992948</text:p>
          </table:table-cell>
          <table:table-cell office:value-type="float" office:value="2.4452514648438" calcext:value-type="float">
            <text:p>2.4452514648438</text:p>
          </table:table-cell>
          <table:table-cell table:number-columns-repeated="8"/>
          <table:table-cell office:value-type="float" office:value="0.34005600167438" calcext:value-type="float">
            <text:p>0.34005600167438</text:p>
          </table:table-cell>
          <table:table-cell office:value-type="float" office:value="2.5851440429688" calcext:value-type="float">
            <text:p>2.5851440429688</text:p>
          </table:table-cell>
          <table:table-cell table:number-columns-repeated="8"/>
          <table:table-cell office:value-type="float" office:value="0.39587639737874" calcext:value-type="float">
            <text:p>0.39587639737874</text:p>
          </table:table-cell>
          <table:table-cell office:value-type="float" office:value="1.49267578125" calcext:value-type="float">
            <text:p>1.49267578125</text:p>
          </table:table-cell>
          <table:table-cell table:number-columns-repeated="8"/>
          <table:table-cell office:value-type="float" office:value="0.61796409869567" calcext:value-type="float">
            <text:p>0.61796409869567</text:p>
          </table:table-cell>
          <table:table-cell office:value-type="float" office:value="0.51849365234375" calcext:value-type="float">
            <text:p>0.51849365234375</text:p>
          </table:table-cell>
          <table:table-cell table:number-columns-repeated="9"/>
          <table:table-cell office:value-type="float" office:value="0.021450099535286" calcext:value-type="float">
            <text:p>0.021450099535286</text:p>
          </table:table-cell>
          <table:table-cell office:value-type="float" office:value="0.00115966796875" calcext:value-type="float">
            <text:p>0.00115966796875</text:p>
          </table:table-cell>
        </table:table-row>
        <table:table-row table:style-name="ro1">
          <table:table-cell office:value-type="float" office:value="1.3041628999636" calcext:value-type="float">
            <text:p>1.3041628999636</text:p>
          </table:table-cell>
          <table:table-cell office:value-type="float" office:value="3.6495666503906" calcext:value-type="float">
            <text:p>3.6495666503906</text:p>
          </table:table-cell>
          <table:table-cell table:number-columns-repeated="8"/>
          <table:table-cell office:value-type="float" office:value="0.4013232011348" calcext:value-type="float">
            <text:p>0.4013232011348</text:p>
          </table:table-cell>
          <table:table-cell office:value-type="float" office:value="3.8583679199219" calcext:value-type="float">
            <text:p>3.8583679199219</text:p>
          </table:table-cell>
          <table:table-cell table:number-columns-repeated="8"/>
          <table:table-cell office:value-type="float" office:value="0.43814599700272" calcext:value-type="float">
            <text:p>0.43814599700272</text:p>
          </table:table-cell>
          <table:table-cell office:value-type="float" office:value="2.2278442382812" calcext:value-type="float">
            <text:p>2.2278442382812</text:p>
          </table:table-cell>
          <table:table-cell table:number-columns-repeated="8"/>
          <table:table-cell office:value-type="float" office:value="0.65865679830313" calcext:value-type="float">
            <text:p>0.65865679830313</text:p>
          </table:table-cell>
          <table:table-cell office:value-type="float" office:value="0.77386474609375" calcext:value-type="float">
            <text:p>0.77386474609375</text:p>
          </table:table-cell>
          <table:table-cell table:number-columns-repeated="9"/>
          <table:table-cell office:value-type="float" office:value="0.027843799442053" calcext:value-type="float">
            <text:p>0.027843799442053</text:p>
          </table:table-cell>
          <table:table-cell office:value-type="float" office:value="0.001373291015625" calcext:value-type="float">
            <text:p>0.001373291015625</text:p>
          </table:table-cell>
        </table:table-row>
        <table:table-row table:style-name="ro1">
          <table:table-cell office:value-type="float" office:value="1.3647213988006" calcext:value-type="float">
            <text:p>1.3647213988006</text:p>
          </table:table-cell>
          <table:table-cell office:value-type="float" office:value="4.8418579101562" calcext:value-type="float">
            <text:p>4.8418579101562</text:p>
          </table:table-cell>
          <table:table-cell table:number-columns-repeated="8"/>
          <table:table-cell office:value-type="float" office:value="0.44447220023721" calcext:value-type="float">
            <text:p>0.44447220023721</text:p>
          </table:table-cell>
          <table:table-cell office:value-type="float" office:value="5.1188354492188" calcext:value-type="float">
            <text:p>5.1188354492188</text:p>
          </table:table-cell>
          <table:table-cell table:number-columns-repeated="8"/>
          <table:table-cell office:value-type="float" office:value="0.48682829691097" calcext:value-type="float">
            <text:p>0.48682829691097</text:p>
          </table:table-cell>
          <table:table-cell office:value-type="float" office:value="2.9556579589844" calcext:value-type="float">
            <text:p>2.9556579589844</text:p>
          </table:table-cell>
          <table:table-cell table:number-columns-repeated="8"/>
          <table:table-cell office:value-type="float" office:value="0.70866699842736" calcext:value-type="float">
            <text:p>0.70866699842736</text:p>
          </table:table-cell>
          <table:table-cell office:value-type="float" office:value="1.0266723632812" calcext:value-type="float">
            <text:p>1.0266723632812</text:p>
          </table:table-cell>
          <table:table-cell table:number-columns-repeated="9"/>
          <table:table-cell office:value-type="float" office:value="0.036794999614358" calcext:value-type="float">
            <text:p>0.036794999614358</text:p>
          </table:table-cell>
          <table:table-cell office:value-type="float" office:value="0.001495361328125" calcext:value-type="float">
            <text:p>0.001495361328125</text:p>
          </table:table-cell>
        </table:table-row>
        <table:table-row table:style-name="ro1">
          <table:table-cell office:value-type="float" office:value="1.4153116997331" calcext:value-type="float">
            <text:p>1.4153116997331</text:p>
          </table:table-cell>
          <table:table-cell office:value-type="float" office:value="6.022216796875" calcext:value-type="float">
            <text:p>6.022216796875</text:p>
          </table:table-cell>
          <table:table-cell table:number-columns-repeated="8"/>
          <table:table-cell office:value-type="float" office:value="0.49332740018144" calcext:value-type="float">
            <text:p>0.49332740018144</text:p>
          </table:table-cell>
          <table:table-cell office:value-type="float" office:value="6.36669921875" calcext:value-type="float">
            <text:p>6.36669921875</text:p>
          </table:table-cell>
          <table:table-cell table:number-columns-repeated="8"/>
          <table:table-cell office:value-type="float" office:value="0.54866519663483" calcext:value-type="float">
            <text:p>0.54866519663483</text:p>
          </table:table-cell>
          <table:table-cell office:value-type="float" office:value="3.6761779785156" calcext:value-type="float">
            <text:p>3.6761779785156</text:p>
          </table:table-cell>
          <table:table-cell table:number-columns-repeated="8"/>
          <table:table-cell office:value-type="float" office:value="0.75577959883958" calcext:value-type="float">
            <text:p>0.75577959883958</text:p>
          </table:table-cell>
          <table:table-cell office:value-type="float" office:value="1.2769470214844" calcext:value-type="float">
            <text:p>1.2769470214844</text:p>
          </table:table-cell>
          <table:table-cell table:number-columns-repeated="9"/>
          <table:table-cell office:value-type="float" office:value="0.041552399750799" calcext:value-type="float">
            <text:p>0.041552399750799</text:p>
          </table:table-cell>
          <table:table-cell office:value-type="float" office:value="0.0015869140625" calcext:value-type="float">
            <text:p>0.0015869140625</text:p>
          </table:table-cell>
        </table:table-row>
        <table:table-row table:style-name="ro1">
          <table:table-cell office:value-type="float" office:value="1.4563120002858" calcext:value-type="float">
            <text:p>1.4563120002858</text:p>
          </table:table-cell>
          <table:table-cell office:value-type="float" office:value="7.1907653808594" calcext:value-type="float">
            <text:p>7.1907653808594</text:p>
          </table:table-cell>
          <table:table-cell table:number-columns-repeated="8"/>
          <table:table-cell office:value-type="float" office:value="0.54089060006663" calcext:value-type="float">
            <text:p>0.54089060006663</text:p>
          </table:table-cell>
          <table:table-cell office:value-type="float" office:value="7.6020812988281" calcext:value-type="float">
            <text:p>7.6020812988281</text:p>
          </table:table-cell>
          <table:table-cell table:number-columns-repeated="8"/>
          <table:table-cell office:value-type="float" office:value="0.59709439659491" calcext:value-type="float">
            <text:p>0.59709439659491</text:p>
          </table:table-cell>
          <table:table-cell office:value-type="float" office:value="4.3894958496094" calcext:value-type="float">
            <text:p>4.3894958496094</text:p>
          </table:table-cell>
          <table:table-cell table:number-columns-repeated="8"/>
          <table:table-cell office:value-type="float" office:value="0.81934359902516" calcext:value-type="float">
            <text:p>0.81934359902516</text:p>
          </table:table-cell>
          <table:table-cell office:value-type="float" office:value="1.5247192382812" calcext:value-type="float">
            <text:p>1.5247192382812</text:p>
          </table:table-cell>
          <table:table-cell table:number-columns-repeated="9"/>
          <table:table-cell office:value-type="float" office:value="0.048949899617583" calcext:value-type="float">
            <text:p>0.048949899617583</text:p>
          </table:table-cell>
          <table:table-cell office:value-type="float" office:value="0.001678466796875" calcext:value-type="float">
            <text:p>0.001678466796875</text:p>
          </table:table-cell>
        </table:table-row>
        <table:table-row table:style-name="ro1">
          <table:table-cell office:value-type="float" office:value="1.5068277008832" calcext:value-type="float">
            <text:p>1.5068277008832</text:p>
          </table:table-cell>
          <table:table-cell office:value-type="float" office:value="8.3476257324219" calcext:value-type="float">
            <text:p>8.3476257324219</text:p>
          </table:table-cell>
          <table:table-cell table:number-columns-repeated="8"/>
          <table:table-cell office:value-type="float" office:value="0.60244900034741" calcext:value-type="float">
            <text:p>0.60244900034741</text:p>
          </table:table-cell>
          <table:table-cell office:value-type="float" office:value="8.8251342773438" calcext:value-type="float">
            <text:p>8.8251342773438</text:p>
          </table:table-cell>
          <table:table-cell table:number-columns-repeated="8"/>
          <table:table-cell office:value-type="float" office:value="0.64593819761649" calcext:value-type="float">
            <text:p>0.64593819761649</text:p>
          </table:table-cell>
          <table:table-cell office:value-type="float" office:value="5.0956726074219" calcext:value-type="float">
            <text:p>5.0956726074219</text:p>
          </table:table-cell>
          <table:table-cell table:number-columns-repeated="8"/>
          <table:table-cell office:value-type="float" office:value="0.86023429874331" calcext:value-type="float">
            <text:p>0.86023429874331</text:p>
          </table:table-cell>
          <table:table-cell office:value-type="float" office:value="1.77001953125" calcext:value-type="float">
            <text:p>1.77001953125</text:p>
          </table:table-cell>
          <table:table-cell table:number-columns-repeated="9"/>
          <table:table-cell office:value-type="float" office:value="0.055475099477917" calcext:value-type="float">
            <text:p>0.055475099477917</text:p>
          </table:table-cell>
          <table:table-cell office:value-type="float" office:value="0.0018310546875" calcext:value-type="float">
            <text:p>0.0018310546875</text:p>
          </table:table-cell>
        </table:table-row>
        <table:table-row table:style-name="ro1">
          <table:table-cell office:value-type="float" office:value="1.5546266003512" calcext:value-type="float">
            <text:p>1.5546266003512</text:p>
          </table:table-cell>
          <table:table-cell office:value-type="float" office:value="9.492919921875" calcext:value-type="float">
            <text:p>9.492919921875</text:p>
          </table:table-cell>
          <table:table-cell table:number-columns-repeated="8"/>
          <table:table-cell office:value-type="float" office:value="0.64544460037723" calcext:value-type="float">
            <text:p>0.64544460037723</text:p>
          </table:table-cell>
          <table:table-cell office:value-type="float" office:value="10.035949707031" calcext:value-type="float">
            <text:p>10.035949707031</text:p>
          </table:table-cell>
          <table:table-cell table:number-columns-repeated="8"/>
          <table:table-cell office:value-type="float" office:value="0.68762609781697" calcext:value-type="float">
            <text:p>0.68762609781697</text:p>
          </table:table-cell>
          <table:table-cell office:value-type="float" office:value="5.7947998046875" calcext:value-type="float">
            <text:p>5.7947998046875</text:p>
          </table:table-cell>
          <table:table-cell table:number-columns-repeated="8"/>
          <table:table-cell office:value-type="float" office:value="0.9088878990151" calcext:value-type="float">
            <text:p>0.9088878990151</text:p>
          </table:table-cell>
          <table:table-cell office:value-type="float" office:value="2.0128784179688" calcext:value-type="float">
            <text:p>2.0128784179688</text:p>
          </table:table-cell>
          <table:table-cell table:number-columns-repeated="9"/>
          <table:table-cell office:value-type="float" office:value="0.06417669961229" calcext:value-type="float">
            <text:p>0.06417669961229</text:p>
          </table:table-cell>
          <table:table-cell office:value-type="float" office:value="0.001983642578125" calcext:value-type="float">
            <text:p>0.001983642578125</text:p>
          </table:table-cell>
        </table:table-row>
        <table:table-row table:style-name="ro1">
          <table:table-cell office:value-type="float" office:value="1.5983419003896" calcext:value-type="float">
            <text:p>1.5983419003896</text:p>
          </table:table-cell>
          <table:table-cell office:value-type="float" office:value="10.626770019531" calcext:value-type="float">
            <text:p>10.626770019531</text:p>
          </table:table-cell>
          <table:table-cell table:number-columns-repeated="8"/>
          <table:table-cell office:value-type="float" office:value="0.6953829000704" calcext:value-type="float">
            <text:p>0.6953829000704</text:p>
          </table:table-cell>
          <table:table-cell office:value-type="float" office:value="11.234649658203" calcext:value-type="float">
            <text:p>11.234649658203</text:p>
          </table:table-cell>
          <table:table-cell table:number-columns-repeated="8"/>
          <table:table-cell office:value-type="float" office:value="0.73716969741508" calcext:value-type="float">
            <text:p>0.73716969741508</text:p>
          </table:table-cell>
          <table:table-cell office:value-type="float" office:value="6.4869384765625" calcext:value-type="float">
            <text:p>6.4869384765625</text:p>
          </table:table-cell>
          <table:table-cell table:number-columns-repeated="8"/>
          <table:table-cell office:value-type="float" office:value="0.95710879843682" calcext:value-type="float">
            <text:p>0.95710879843682</text:p>
          </table:table-cell>
          <table:table-cell office:value-type="float" office:value="2.2532958984375" calcext:value-type="float">
            <text:p>2.2532958984375</text:p>
          </table:table-cell>
          <table:table-cell table:number-columns-repeated="9"/>
          <table:table-cell office:value-type="float" office:value="0.075933400075883" calcext:value-type="float">
            <text:p>0.075933400075883</text:p>
          </table:table-cell>
          <table:table-cell office:value-type="float" office:value="0.0020751953125" calcext:value-type="float">
            <text:p>0.0020751953125</text:p>
          </table:table-cell>
        </table:table-row>
        <table:table-row table:style-name="ro1">
          <table:table-cell office:value-type="float" office:value="1.6592101999559" calcext:value-type="float">
            <text:p>1.6592101999559</text:p>
          </table:table-cell>
          <table:table-cell office:value-type="float" office:value="11.749267578125" calcext:value-type="float">
            <text:p>11.749267578125</text:p>
          </table:table-cell>
          <table:table-cell table:number-columns-repeated="8"/>
          <table:table-cell office:value-type="float" office:value="0.73943199915811" calcext:value-type="float">
            <text:p>0.73943199915811</text:p>
          </table:table-cell>
          <table:table-cell office:value-type="float" office:value="12.421356201172" calcext:value-type="float">
            <text:p>12.421356201172</text:p>
          </table:table-cell>
          <table:table-cell table:number-columns-repeated="8"/>
          <table:table-cell office:value-type="float" office:value="0.79838739754632" calcext:value-type="float">
            <text:p>0.79838739754632</text:p>
          </table:table-cell>
          <table:table-cell office:value-type="float" office:value="7.1721496582031" calcext:value-type="float">
            <text:p>7.1721496582031</text:p>
          </table:table-cell>
          <table:table-cell table:number-columns-repeated="8"/>
          <table:table-cell office:value-type="float" office:value="1.0011772979051" calcext:value-type="float">
            <text:p>1.0011772979051</text:p>
          </table:table-cell>
          <table:table-cell office:value-type="float" office:value="2.4913024902344" calcext:value-type="float">
            <text:p>2.4913024902344</text:p>
          </table:table-cell>
          <table:table-cell table:number-columns-repeated="9"/>
          <table:table-cell office:value-type="float" office:value="0.085615000221878" calcext:value-type="float">
            <text:p>0.085615000221878</text:p>
          </table:table-cell>
          <table:table-cell office:value-type="float" office:value="0.00213623046875" calcext:value-type="float">
            <text:p>0.00213623046875</text:p>
          </table:table-cell>
        </table:table-row>
        <table:table-row table:style-name="ro1">
          <table:table-cell office:value-type="float" office:value="1.7094097989611" calcext:value-type="float">
            <text:p>1.7094097989611</text:p>
          </table:table-cell>
          <table:table-cell office:value-type="float" office:value="12.860534667969" calcext:value-type="float">
            <text:p>12.860534667969</text:p>
          </table:table-cell>
          <table:table-cell table:number-columns-repeated="8"/>
          <table:table-cell office:value-type="float" office:value="0.7992123994045" calcext:value-type="float">
            <text:p>0.7992123994045</text:p>
          </table:table-cell>
          <table:table-cell office:value-type="float" office:value="13.59619140625" calcext:value-type="float">
            <text:p>13.59619140625</text:p>
          </table:table-cell>
          <table:table-cell table:number-columns-repeated="8"/>
          <table:table-cell office:value-type="float" office:value="0.84709639754146" calcext:value-type="float">
            <text:p>0.84709639754146</text:p>
          </table:table-cell>
          <table:table-cell office:value-type="float" office:value="7.8505249023438" calcext:value-type="float">
            <text:p>7.8505249023438</text:p>
          </table:table-cell>
          <table:table-cell table:number-columns-repeated="8"/>
          <table:table-cell office:value-type="float" office:value="1.0616687978618" calcext:value-type="float">
            <text:p>1.0616687978618</text:p>
          </table:table-cell>
          <table:table-cell office:value-type="float" office:value="2.7269287109375" calcext:value-type="float">
            <text:p>2.7269287109375</text:p>
          </table:table-cell>
          <table:table-cell table:number-columns-repeated="9"/>
          <table:table-cell office:value-type="float" office:value="0.096672400366515" calcext:value-type="float">
            <text:p>0.096672400366515</text:p>
          </table:table-cell>
          <table:table-cell office:value-type="float" office:value="0.002166748046875" calcext:value-type="float">
            <text:p>0.002166748046875</text:p>
          </table:table-cell>
        </table:table-row>
        <table:table-row table:style-name="ro1">
          <table:table-cell office:value-type="float" office:value="1.7560508991592" calcext:value-type="float">
            <text:p>1.7560508991592</text:p>
          </table:table-cell>
          <table:table-cell office:value-type="float" office:value="13.960693359375" calcext:value-type="float">
            <text:p>13.960693359375</text:p>
          </table:table-cell>
          <table:table-cell table:number-columns-repeated="8"/>
          <table:table-cell office:value-type="float" office:value="0.84533569961786" calcext:value-type="float">
            <text:p>0.84533569961786</text:p>
          </table:table-cell>
          <table:table-cell office:value-type="float" office:value="14.75927734375" calcext:value-type="float">
            <text:p>14.75927734375</text:p>
          </table:table-cell>
          <table:table-cell table:number-columns-repeated="8"/>
          <table:table-cell office:value-type="float" office:value="0.88925899751484" calcext:value-type="float">
            <text:p>0.88925899751484</text:p>
          </table:table-cell>
          <table:table-cell office:value-type="float" office:value="8.5220947265625" calcext:value-type="float">
            <text:p>8.5220947265625</text:p>
          </table:table-cell>
          <table:table-cell table:number-columns-repeated="8"/>
          <table:table-cell office:value-type="float" office:value="1.1104624979198" calcext:value-type="float">
            <text:p>1.1104624979198</text:p>
          </table:table-cell>
          <table:table-cell office:value-type="float" office:value="2.960205078125" calcext:value-type="float">
            <text:p>2.960205078125</text:p>
          </table:table-cell>
          <table:table-cell table:number-columns-repeated="9"/>
          <table:table-cell office:value-type="float" office:value="0.10360080050305" calcext:value-type="float">
            <text:p>0.10360080050305</text:p>
          </table:table-cell>
          <table:table-cell office:value-type="float" office:value="0.002227783203125" calcext:value-type="float">
            <text:p>0.002227783203125</text:p>
          </table:table-cell>
        </table:table-row>
        <table:table-row table:style-name="ro1">
          <table:table-cell office:value-type="float" office:value="1.7992099993862" calcext:value-type="float">
            <text:p>1.7992099993862</text:p>
          </table:table-cell>
          <table:table-cell office:value-type="float" office:value="15.049865722656" calcext:value-type="float">
            <text:p>15.049865722656</text:p>
          </table:table-cell>
          <table:table-cell table:number-columns-repeated="8"/>
          <table:table-cell office:value-type="float" office:value="0.89537890022621" calcext:value-type="float">
            <text:p>0.89537890022621</text:p>
          </table:table-cell>
          <table:table-cell office:value-type="float" office:value="15.910736083984" calcext:value-type="float">
            <text:p>15.910736083984</text:p>
          </table:table-cell>
          <table:table-cell table:number-columns-repeated="8"/>
          <table:table-cell office:value-type="float" office:value="0.93764369795099" calcext:value-type="float">
            <text:p>0.93764369795099</text:p>
          </table:table-cell>
          <table:table-cell office:value-type="float" office:value="9.1869506835938" calcext:value-type="float">
            <text:p>9.1869506835938</text:p>
          </table:table-cell>
          <table:table-cell table:number-columns-repeated="8"/>
          <table:table-cell office:value-type="float" office:value="1.1589383981191" calcext:value-type="float">
            <text:p>1.1589383981191</text:p>
          </table:table-cell>
          <table:table-cell office:value-type="float" office:value="3.191162109375" calcext:value-type="float">
            <text:p>3.191162109375</text:p>
          </table:table-cell>
          <table:table-cell table:number-columns-repeated="9"/>
          <table:table-cell office:value-type="float" office:value="0.11241640010849" calcext:value-type="float">
            <text:p>0.11241640010849</text:p>
          </table:table-cell>
          <table:table-cell office:value-type="float" office:value="0.002288818359375" calcext:value-type="float">
            <text:p>0.002288818359375</text:p>
          </table:table-cell>
        </table:table-row>
        <table:table-row table:style-name="ro1">
          <table:table-cell office:value-type="float" office:value="1.8481351989321" calcext:value-type="float">
            <text:p>1.8481351989321</text:p>
          </table:table-cell>
          <table:table-cell office:value-type="float" office:value="16.128143310547" calcext:value-type="float">
            <text:p>16.128143310547</text:p>
          </table:table-cell>
          <table:table-cell table:number-columns-repeated="8"/>
          <table:table-cell office:value-type="float" office:value="0.94636799953878" calcext:value-type="float">
            <text:p>0.94636799953878</text:p>
          </table:table-cell>
          <table:table-cell office:value-type="float" office:value="17.050689697266" calcext:value-type="float">
            <text:p>17.050689697266</text:p>
          </table:table-cell>
          <table:table-cell table:number-columns-repeated="8"/>
          <table:table-cell office:value-type="float" office:value="1.0017126984894" calcext:value-type="float">
            <text:p>1.0017126984894</text:p>
          </table:table-cell>
          <table:table-cell office:value-type="float" office:value="9.8451538085938" calcext:value-type="float">
            <text:p>9.8451538085938</text:p>
          </table:table-cell>
          <table:table-cell table:number-columns-repeated="8"/>
          <table:table-cell office:value-type="float" office:value="1.2016587988473" calcext:value-type="float">
            <text:p>1.2016587988473</text:p>
          </table:table-cell>
          <table:table-cell office:value-type="float" office:value="3.4197998046875" calcext:value-type="float">
            <text:p>3.4197998046875</text:p>
          </table:table-cell>
          <table:table-cell table:number-columns-repeated="9"/>
          <table:table-cell office:value-type="float" office:value="0.12486350024119" calcext:value-type="float">
            <text:p>0.12486350024119</text:p>
          </table:table-cell>
          <table:table-cell office:value-type="float" office:value="0.0023193359375" calcext:value-type="float">
            <text:p>0.0023193359375</text:p>
          </table:table-cell>
        </table:table-row>
        <table:table-row table:style-name="ro1">
          <table:table-cell office:value-type="float" office:value="1.9088374981657" calcext:value-type="float">
            <text:p>1.9088374981657</text:p>
          </table:table-cell>
          <table:table-cell office:value-type="float" office:value="17.195648193359" calcext:value-type="float">
            <text:p>17.195648193359</text:p>
          </table:table-cell>
          <table:table-cell table:number-columns-repeated="8"/>
          <table:table-cell office:value-type="float" office:value="1.0080747986212" calcext:value-type="float">
            <text:p>1.0080747986212</text:p>
          </table:table-cell>
          <table:table-cell office:value-type="float" office:value="18.179229736328" calcext:value-type="float">
            <text:p>18.179229736328</text:p>
          </table:table-cell>
          <table:table-cell table:number-columns-repeated="8"/>
          <table:table-cell office:value-type="float" office:value="1.0489368988201" calcext:value-type="float">
            <text:p>1.0489368988201</text:p>
          </table:table-cell>
          <table:table-cell office:value-type="float" office:value="10.496795654297" calcext:value-type="float">
            <text:p>10.496795654297</text:p>
          </table:table-cell>
          <table:table-cell table:number-columns-repeated="8"/>
          <table:table-cell office:value-type="float" office:value="1.2700854996219" calcext:value-type="float">
            <text:p>1.2700854996219</text:p>
          </table:table-cell>
          <table:table-cell office:value-type="float" office:value="3.6461486816406" calcext:value-type="float">
            <text:p>3.6461486816406</text:p>
          </table:table-cell>
          <table:table-cell table:number-columns-repeated="9"/>
          <table:table-cell office:value-type="float" office:value="0.13425929984078" calcext:value-type="float">
            <text:p>0.13425929984078</text:p>
          </table:table-cell>
          <table:table-cell office:value-type="float" office:value="0.002349853515625" calcext:value-type="float">
            <text:p>0.002349853515625</text:p>
          </table:table-cell>
        </table:table-row>
        <table:table-row table:style-name="ro1">
          <table:table-cell office:value-type="float" office:value="1.958712998312" calcext:value-type="float">
            <text:p>1.958712998312</text:p>
          </table:table-cell>
          <table:table-cell office:value-type="float" office:value="18.252471923828" calcext:value-type="float">
            <text:p>18.252471923828</text:p>
          </table:table-cell>
          <table:table-cell table:number-columns-repeated="8"/>
          <table:table-cell office:value-type="float" office:value="1.0592169985175" calcext:value-type="float">
            <text:p>1.0592169985175</text:p>
          </table:table-cell>
          <table:table-cell office:value-type="float" office:value="19.296508789062" calcext:value-type="float">
            <text:p>19.296508789062</text:p>
          </table:table-cell>
          <table:table-cell table:number-columns-repeated="8"/>
          <table:table-cell office:value-type="float" office:value="1.090460698586" calcext:value-type="float">
            <text:p>1.090460698586</text:p>
          </table:table-cell>
          <table:table-cell office:value-type="float" office:value="11.141906738281" calcext:value-type="float">
            <text:p>11.141906738281</text:p>
          </table:table-cell>
          <table:table-cell table:number-columns-repeated="8"/>
          <table:table-cell office:value-type="float" office:value="1.3121937997639" calcext:value-type="float">
            <text:p>1.3121937997639</text:p>
          </table:table-cell>
          <table:table-cell office:value-type="float" office:value="3.8702392578125" calcext:value-type="float">
            <text:p>3.8702392578125</text:p>
          </table:table-cell>
          <table:table-cell table:number-columns-repeated="9"/>
          <table:table-cell office:value-type="float" office:value="0.15197589993477" calcext:value-type="float">
            <text:p>0.15197589993477</text:p>
          </table:table-cell>
          <table:table-cell office:value-type="float" office:value="0.00238037109375" calcext:value-type="float">
            <text:p>0.00238037109375</text:p>
          </table:table-cell>
        </table:table-row>
        <table:table-row table:style-name="ro1">
          <table:table-cell office:value-type="float" office:value="2.0034784977324" calcext:value-type="float">
            <text:p>2.0034784977324</text:p>
          </table:table-cell>
          <table:table-cell office:value-type="float" office:value="19.298706054688" calcext:value-type="float">
            <text:p>19.298706054688</text:p>
          </table:table-cell>
          <table:table-cell table:number-columns-repeated="8"/>
          <table:table-cell office:value-type="float" office:value="1.0965632982552" calcext:value-type="float">
            <text:p>1.0965632982552</text:p>
          </table:table-cell>
          <table:table-cell office:value-type="float" office:value="20.402618408203" calcext:value-type="float">
            <text:p>20.402618408203</text:p>
          </table:table-cell>
          <table:table-cell table:number-columns-repeated="8"/>
          <table:table-cell office:value-type="float" office:value="1.1387631981634" calcext:value-type="float">
            <text:p>1.1387631981634</text:p>
          </table:table-cell>
          <table:table-cell office:value-type="float" office:value="11.780578613281" calcext:value-type="float">
            <text:p>11.780578613281</text:p>
          </table:table-cell>
          <table:table-cell table:number-columns-repeated="8"/>
          <table:table-cell office:value-type="float" office:value="1.3606063993648" calcext:value-type="float">
            <text:p>1.3606063993648</text:p>
          </table:table-cell>
          <table:table-cell office:value-type="float" office:value="4.0921020507812" calcext:value-type="float">
            <text:p>4.0921020507812</text:p>
          </table:table-cell>
          <table:table-cell table:number-columns-repeated="9"/>
          <table:table-cell office:value-type="float" office:value="0.16741429967806" calcext:value-type="float">
            <text:p>0.16741429967806</text:p>
          </table:table-cell>
          <table:table-cell office:value-type="float" office:value="0.002410888671875" calcext:value-type="float">
            <text:p>0.002410888671875</text:p>
          </table:table-cell>
        </table:table-row>
        <table:table-row table:style-name="ro1">
          <table:table-cell office:value-type="float" office:value="2.0551296970807" calcext:value-type="float">
            <text:p>2.0551296970807</text:p>
          </table:table-cell>
          <table:table-cell office:value-type="float" office:value="20.334503173828" calcext:value-type="float">
            <text:p>20.334503173828</text:p>
          </table:table-cell>
          <table:table-cell table:number-columns-repeated="8"/>
          <table:table-cell office:value-type="float" office:value="1.1406045984477" calcext:value-type="float">
            <text:p>1.1406045984477</text:p>
          </table:table-cell>
          <table:table-cell office:value-type="float" office:value="21.497650146484" calcext:value-type="float">
            <text:p>21.497650146484</text:p>
          </table:table-cell>
          <table:table-cell table:number-columns-repeated="8"/>
          <table:table-cell office:value-type="float" office:value="1.1883460986428" calcext:value-type="float">
            <text:p>1.1883460986428</text:p>
          </table:table-cell>
          <table:table-cell office:value-type="float" office:value="12.412841796875" calcext:value-type="float">
            <text:p>12.412841796875</text:p>
          </table:table-cell>
          <table:table-cell table:number-columns-repeated="8"/>
          <table:table-cell office:value-type="float" office:value="1.410158099141" calcext:value-type="float">
            <text:p>1.410158099141</text:p>
          </table:table-cell>
          <table:table-cell office:value-type="float" office:value="4.3117370605469" calcext:value-type="float">
            <text:p>4.3117370605469</text:p>
          </table:table-cell>
          <table:table-cell table:number-columns-repeated="9"/>
          <table:table-cell office:value-type="float" office:value="0.2016898994334" calcext:value-type="float">
            <text:p>0.2016898994334</text:p>
          </table:table-cell>
          <table:table-cell office:value-type="float" office:value="0.00244140625" calcext:value-type="float">
            <text:p>0.00244140625</text:p>
          </table:table-cell>
        </table:table-row>
        <table:table-row table:style-name="ro1">
          <table:table-cell office:value-type="float" office:value="2.1132575958036" calcext:value-type="float">
            <text:p>2.1132575958036</text:p>
          </table:table-cell>
          <table:table-cell office:value-type="float" office:value="21.359924316406" calcext:value-type="float">
            <text:p>21.359924316406</text:p>
          </table:table-cell>
          <table:table-cell table:number-columns-repeated="8"/>
          <table:table-cell office:value-type="float" office:value="1.2083523976617" calcext:value-type="float">
            <text:p>1.2083523976617</text:p>
          </table:table-cell>
          <table:table-cell office:value-type="float" office:value="22.581726074219" calcext:value-type="float">
            <text:p>22.581726074219</text:p>
          </table:table-cell>
          <table:table-cell table:number-columns-repeated="8"/>
          <table:table-cell office:value-type="float" office:value="1.2507351981476" calcext:value-type="float">
            <text:p>1.2507351981476</text:p>
          </table:table-cell>
          <table:table-cell office:value-type="float" office:value="13.038787841797" calcext:value-type="float">
            <text:p>13.038787841797</text:p>
          </table:table-cell>
          <table:table-cell table:number-columns-repeated="8"/>
          <table:table-cell office:value-type="float" office:value="1.4508380992338" calcext:value-type="float">
            <text:p>1.4508380992338</text:p>
          </table:table-cell>
          <table:table-cell office:value-type="float" office:value="4.5291748046875" calcext:value-type="float">
            <text:p>4.5291748046875</text:p>
          </table:table-cell>
          <table:table-cell table:number-columns-repeated="9"/>
          <table:table-cell office:value-type="float" office:value="0.48718760116026" calcext:value-type="float">
            <text:p>0.48718760116026</text:p>
          </table:table-cell>
          <table:table-cell office:value-type="float" office:value="1.50244140625" calcext:value-type="float">
            <text:p>1.50244140625</text:p>
          </table:table-cell>
        </table:table-row>
        <table:table-row table:style-name="ro1">
          <table:table-cell office:value-type="float" office:value="2.1634305953048" calcext:value-type="float">
            <text:p>2.1634305953048</text:p>
          </table:table-cell>
          <table:table-cell office:value-type="float" office:value="22.375091552734" calcext:value-type="float">
            <text:p>22.375091552734</text:p>
          </table:table-cell>
          <table:table-cell table:number-columns-repeated="8"/>
          <table:table-cell office:value-type="float" office:value="1.2458800976165" calcext:value-type="float">
            <text:p>1.2458800976165</text:p>
          </table:table-cell>
          <table:table-cell office:value-type="float" office:value="23.654968261719" calcext:value-type="float">
            <text:p>23.654968261719</text:p>
          </table:table-cell>
          <table:table-cell table:number-columns-repeated="8"/>
          <table:table-cell office:value-type="float" office:value="1.2917806985788" calcext:value-type="float">
            <text:p>1.2917806985788</text:p>
          </table:table-cell>
          <table:table-cell office:value-type="float" office:value="13.658477783203" calcext:value-type="float">
            <text:p>13.658477783203</text:p>
          </table:table-cell>
          <table:table-cell table:number-columns-repeated="8"/>
          <table:table-cell office:value-type="float" office:value="1.5139428991824" calcext:value-type="float">
            <text:p>1.5139428991824</text:p>
          </table:table-cell>
          <table:table-cell office:value-type="float" office:value="4.7444458007812" calcext:value-type="float">
            <text:p>4.7444458007812</text:p>
          </table:table-cell>
          <table:table-cell table:number-columns-repeated="9"/>
          <table:table-cell office:value-type="float" office:value="0.56478200061247" calcext:value-type="float">
            <text:p>0.56478200061247</text:p>
          </table:table-cell>
          <table:table-cell office:value-type="float" office:value="2.9874267578125" calcext:value-type="float">
            <text:p>2.9874267578125</text:p>
          </table:table-cell>
        </table:table-row>
        <table:table-row table:style-name="ro1">
          <table:table-cell office:value-type="float" office:value="2.2092911940999" calcext:value-type="float">
            <text:p>2.2092911940999</text:p>
          </table:table-cell>
          <table:table-cell office:value-type="float" office:value="23.380126953125" calcext:value-type="float">
            <text:p>23.380126953125</text:p>
          </table:table-cell>
          <table:table-cell table:number-columns-repeated="8"/>
          <table:table-cell office:value-type="float" office:value="1.2971879979596" calcext:value-type="float">
            <text:p>1.2971879979596</text:p>
          </table:table-cell>
          <table:table-cell office:value-type="float" office:value="24.717468261719" calcext:value-type="float">
            <text:p>24.717468261719</text:p>
          </table:table-cell>
          <table:table-cell table:number-columns-repeated="8"/>
          <table:table-cell office:value-type="float" office:value="1.3404641975649" calcext:value-type="float">
            <text:p>1.3404641975649</text:p>
          </table:table-cell>
          <table:table-cell office:value-type="float" office:value="14.27197265625" calcext:value-type="float">
            <text:p>14.27197265625</text:p>
          </table:table-cell>
          <table:table-cell table:number-columns-repeated="8"/>
          <table:table-cell office:value-type="float" office:value="1.5617478983477" calcext:value-type="float">
            <text:p>1.5617478983477</text:p>
          </table:table-cell>
          <table:table-cell office:value-type="float" office:value="4.9575500488281" calcext:value-type="float">
            <text:p>4.9575500488281</text:p>
          </table:table-cell>
          <table:table-cell table:number-columns-repeated="9"/>
          <table:table-cell office:value-type="float" office:value="0.59887990122661" calcext:value-type="float">
            <text:p>0.59887990122661</text:p>
          </table:table-cell>
          <table:table-cell office:value-type="float" office:value="4.4575805664062" calcext:value-type="float">
            <text:p>4.4575805664062</text:p>
          </table:table-cell>
        </table:table-row>
        <table:table-row table:style-name="ro1">
          <table:table-cell office:value-type="float" office:value="2.258059494663" calcext:value-type="float">
            <text:p>2.258059494663</text:p>
          </table:table-cell>
          <table:table-cell office:value-type="float" office:value="24.375091552734" calcext:value-type="float">
            <text:p>24.375091552734</text:p>
          </table:table-cell>
          <table:table-cell table:number-columns-repeated="8"/>
          <table:table-cell office:value-type="float" office:value="1.3393785986118" calcext:value-type="float">
            <text:p>1.3393785986118</text:p>
          </table:table-cell>
          <table:table-cell office:value-type="float" office:value="25.769348144531" calcext:value-type="float">
            <text:p>25.769348144531</text:p>
          </table:table-cell>
          <table:table-cell table:number-columns-repeated="8"/>
          <table:table-cell office:value-type="float" office:value="1.3890768974088" calcext:value-type="float">
            <text:p>1.3890768974088</text:p>
          </table:table-cell>
          <table:table-cell office:value-type="float" office:value="14.879333496094" calcext:value-type="float">
            <text:p>14.879333496094</text:p>
          </table:table-cell>
          <table:table-cell table:number-columns-repeated="8"/>
          <table:table-cell office:value-type="float" office:value="1.6106707989238" calcext:value-type="float">
            <text:p>1.6106707989238</text:p>
          </table:table-cell>
          <table:table-cell office:value-type="float" office:value="5.1685180664062" calcext:value-type="float">
            <text:p>5.1685180664062</text:p>
          </table:table-cell>
          <table:table-cell table:number-columns-repeated="9"/>
          <table:table-cell office:value-type="float" office:value="0.64651400176808" calcext:value-type="float">
            <text:p>0.64651400176808</text:p>
          </table:table-cell>
          <table:table-cell office:value-type="float" office:value="5.9130249023438" calcext:value-type="float">
            <text:p>5.9130249023438</text:p>
          </table:table-cell>
        </table:table-row>
        <table:table-row table:style-name="ro1">
          <table:table-cell office:value-type="float" office:value="2.3017351948656" calcext:value-type="float">
            <text:p>2.3017351948656</text:p>
          </table:table-cell>
          <table:table-cell office:value-type="float" office:value="25.360107421875" calcext:value-type="float">
            <text:p>25.360107421875</text:p>
          </table:table-cell>
          <table:table-cell table:number-columns-repeated="8"/>
          <table:table-cell office:value-type="float" office:value="1.4102051984519" calcext:value-type="float">
            <text:p>1.4102051984519</text:p>
          </table:table-cell>
          <table:table-cell office:value-type="float" office:value="26.810729980469" calcext:value-type="float">
            <text:p>26.810729980469</text:p>
          </table:table-cell>
          <table:table-cell table:number-columns-repeated="8"/>
          <table:table-cell office:value-type="float" office:value="1.4531605965458" calcext:value-type="float">
            <text:p>1.4531605965458</text:p>
          </table:table-cell>
          <table:table-cell office:value-type="float" office:value="15.480621337891" calcext:value-type="float">
            <text:p>15.480621337891</text:p>
          </table:table-cell>
          <table:table-cell table:number-columns-repeated="8"/>
          <table:table-cell office:value-type="float" office:value="1.6529018986039" calcext:value-type="float">
            <text:p>1.6529018986039</text:p>
          </table:table-cell>
          <table:table-cell office:value-type="float" office:value="5.3773803710938" calcext:value-type="float">
            <text:p>5.3773803710938</text:p>
          </table:table-cell>
          <table:table-cell table:number-columns-repeated="9"/>
          <table:table-cell office:value-type="float" office:value="0.69009980233386" calcext:value-type="float">
            <text:p>0.69009980233386</text:p>
          </table:table-cell>
          <table:table-cell office:value-type="float" office:value="7.3539123535156" calcext:value-type="float">
            <text:p>7.3539123535156</text:p>
          </table:table-cell>
        </table:table-row>
        <table:table-row table:style-name="ro1">
          <table:table-cell office:value-type="float" office:value="2.3601829949766" calcext:value-type="float">
            <text:p>2.3601829949766</text:p>
          </table:table-cell>
          <table:table-cell office:value-type="float" office:value="26.335266113281" calcext:value-type="float">
            <text:p>26.335266113281</text:p>
          </table:table-cell>
          <table:table-cell table:number-columns-repeated="8"/>
          <table:table-cell office:value-type="float" office:value="1.4538920000196" calcext:value-type="float">
            <text:p>1.4538920000196</text:p>
          </table:table-cell>
          <table:table-cell office:value-type="float" office:value="27.841674804688" calcext:value-type="float">
            <text:p>27.841674804688</text:p>
          </table:table-cell>
          <table:table-cell table:number-columns-repeated="8"/>
          <table:table-cell office:value-type="float" office:value="1.4945149961859" calcext:value-type="float">
            <text:p>1.4945149961859</text:p>
          </table:table-cell>
          <table:table-cell office:value-type="float" office:value="16.075897216797" calcext:value-type="float">
            <text:p>16.075897216797</text:p>
          </table:table-cell>
          <table:table-cell table:number-columns-repeated="8"/>
          <table:table-cell office:value-type="float" office:value="1.7145992992446" calcext:value-type="float">
            <text:p>1.7145992992446</text:p>
          </table:table-cell>
          <table:table-cell office:value-type="float" office:value="5.5841674804688" calcext:value-type="float">
            <text:p>5.5841674804688</text:p>
          </table:table-cell>
          <table:table-cell table:number-columns-repeated="9"/>
          <table:table-cell office:value-type="float" office:value="0.75058610318229" calcext:value-type="float">
            <text:p>0.75058610318229</text:p>
          </table:table-cell>
          <table:table-cell office:value-type="float" office:value="8.7803955078125" calcext:value-type="float">
            <text:p>8.7803955078125</text:p>
          </table:table-cell>
        </table:table-row>
        <table:table-row table:style-name="ro1">
          <table:table-cell office:value-type="float" office:value="2.4108991948888" calcext:value-type="float">
            <text:p>2.4108991948888</text:p>
          </table:table-cell>
          <table:table-cell office:value-type="float" office:value="27.300689697266" calcext:value-type="float">
            <text:p>27.300689697266</text:p>
          </table:table-cell>
          <table:table-cell table:number-columns-repeated="8"/>
          <table:table-cell office:value-type="float" office:value="1.4929944006726" calcext:value-type="float">
            <text:p>1.4929944006726</text:p>
          </table:table-cell>
          <table:table-cell office:value-type="float" office:value="28.8623046875" calcext:value-type="float">
            <text:p>28.8623046875</text:p>
          </table:table-cell>
          <table:table-cell table:number-columns-repeated="8"/>
          <table:table-cell office:value-type="float" office:value="1.5416533960961" calcext:value-type="float">
            <text:p>1.5416533960961</text:p>
          </table:table-cell>
          <table:table-cell office:value-type="float" office:value="16.665222167969" calcext:value-type="float">
            <text:p>16.665222167969</text:p>
          </table:table-cell>
          <table:table-cell table:number-columns-repeated="8"/>
          <table:table-cell office:value-type="float" office:value="1.7632720991969" calcext:value-type="float">
            <text:p>1.7632720991969</text:p>
          </table:table-cell>
          <table:table-cell office:value-type="float" office:value="5.7888793945312" calcext:value-type="float">
            <text:p>5.7888793945312</text:p>
          </table:table-cell>
          <table:table-cell table:number-columns-repeated="9"/>
          <table:table-cell office:value-type="float" office:value="0.79451740346849" calcext:value-type="float">
            <text:p>0.79451740346849</text:p>
          </table:table-cell>
          <table:table-cell office:value-type="float" office:value="10.192626953125" calcext:value-type="float">
            <text:p>10.192626953125</text:p>
          </table:table-cell>
        </table:table-row>
        <table:table-row table:style-name="ro1">
          <table:table-cell office:value-type="float" office:value="2.4523365953937" calcext:value-type="float">
            <text:p>2.4523365953937</text:p>
          </table:table-cell>
          <table:table-cell office:value-type="float" office:value="28.256469726562" calcext:value-type="float">
            <text:p>28.256469726562</text:p>
          </table:table-cell>
          <table:table-cell table:number-columns-repeated="8"/>
          <table:table-cell office:value-type="float" office:value="1.5412419005297" calcext:value-type="float">
            <text:p>1.5412419005297</text:p>
          </table:table-cell>
          <table:table-cell office:value-type="float" office:value="29.872741699219" calcext:value-type="float">
            <text:p>29.872741699219</text:p>
          </table:table-cell>
          <table:table-cell table:number-columns-repeated="8"/>
          <table:table-cell office:value-type="float" office:value="1.586311195977" calcext:value-type="float">
            <text:p>1.586311195977</text:p>
          </table:table-cell>
          <table:table-cell office:value-type="float" office:value="17.248657226562" calcext:value-type="float">
            <text:p>17.248657226562</text:p>
          </table:table-cell>
          <table:table-cell table:number-columns-repeated="8"/>
          <table:table-cell office:value-type="float" office:value="1.8121809992008" calcext:value-type="float">
            <text:p>1.8121809992008</text:p>
          </table:table-cell>
          <table:table-cell office:value-type="float" office:value="5.9915466308594" calcext:value-type="float">
            <text:p>5.9915466308594</text:p>
          </table:table-cell>
          <table:table-cell table:number-columns-repeated="9"/>
          <table:table-cell office:value-type="float" office:value="0.84123910358176" calcext:value-type="float">
            <text:p>0.84123910358176</text:p>
          </table:table-cell>
          <table:table-cell office:value-type="float" office:value="11.590728759766" calcext:value-type="float">
            <text:p>11.590728759766</text:p>
          </table:table-cell>
        </table:table-row>
        <table:table-row table:style-name="ro1">
          <table:table-cell office:value-type="float" office:value="2.5018384959549" calcext:value-type="float">
            <text:p>2.5018384959549</text:p>
          </table:table-cell>
          <table:table-cell office:value-type="float" office:value="29.202667236328" calcext:value-type="float">
            <text:p>29.202667236328</text:p>
          </table:table-cell>
          <table:table-cell table:number-columns-repeated="8"/>
          <table:table-cell office:value-type="float" office:value="1.5902217002586" calcext:value-type="float">
            <text:p>1.5902217002586</text:p>
          </table:table-cell>
          <table:table-cell office:value-type="float" office:value="30.873077392578" calcext:value-type="float">
            <text:p>30.873077392578</text:p>
          </table:table-cell>
          <table:table-cell table:number-columns-repeated="8"/>
          <table:table-cell office:value-type="float" office:value="1.6349988956936" calcext:value-type="float">
            <text:p>1.6349988956936</text:p>
          </table:table-cell>
          <table:table-cell office:value-type="float" office:value="17.826263427734" calcext:value-type="float">
            <text:p>17.826263427734</text:p>
          </table:table-cell>
          <table:table-cell table:number-columns-repeated="8"/>
          <table:table-cell office:value-type="float" office:value="1.8535068994388" calcext:value-type="float">
            <text:p>1.8535068994388</text:p>
          </table:table-cell>
          <table:table-cell office:value-type="float" office:value="6.1921691894531" calcext:value-type="float">
            <text:p>6.1921691894531</text:p>
          </table:table-cell>
          <table:table-cell table:number-columns-repeated="9"/>
          <table:table-cell office:value-type="float" office:value="0.89021720271558" calcext:value-type="float">
            <text:p>0.89021720271558</text:p>
          </table:table-cell>
          <table:table-cell office:value-type="float" office:value="12.974853515625" calcext:value-type="float">
            <text:p>12.974853515625</text:p>
          </table:table-cell>
        </table:table-row>
        <table:table-row table:style-name="ro1">
          <table:table-cell office:value-type="float" office:value="2.5635928949341" calcext:value-type="float">
            <text:p>2.5635928949341</text:p>
          </table:table-cell>
          <table:table-cell office:value-type="float" office:value="30.139404296875" calcext:value-type="float">
            <text:p>30.139404296875</text:p>
          </table:table-cell>
          <table:table-cell table:number-columns-repeated="8"/>
          <table:table-cell office:value-type="float" office:value="1.6526993988082" calcext:value-type="float">
            <text:p>1.6526993988082</text:p>
          </table:table-cell>
          <table:table-cell office:value-type="float" office:value="31.863403320312" calcext:value-type="float">
            <text:p>31.863403320312</text:p>
          </table:table-cell>
          <table:table-cell table:number-columns-repeated="8"/>
          <table:table-cell office:value-type="float" office:value="1.6971640968695" calcext:value-type="float">
            <text:p>1.6971640968695</text:p>
          </table:table-cell>
          <table:table-cell office:value-type="float" office:value="18.398071289062" calcext:value-type="float">
            <text:p>18.398071289062</text:p>
          </table:table-cell>
          <table:table-cell table:number-columns-repeated="8"/>
          <table:table-cell office:value-type="float" office:value="1.9029395990074" calcext:value-type="float">
            <text:p>1.9029395990074</text:p>
          </table:table-cell>
          <table:table-cell office:value-type="float" office:value="6.3908081054688" calcext:value-type="float">
            <text:p>6.3908081054688</text:p>
          </table:table-cell>
          <table:table-cell table:number-columns-repeated="9"/>
          <table:table-cell office:value-type="float" office:value="0.93853490334004" calcext:value-type="float">
            <text:p>0.93853490334004</text:p>
          </table:table-cell>
          <table:table-cell office:value-type="float" office:value="14.345123291016" calcext:value-type="float">
            <text:p>14.345123291016</text:p>
          </table:table-cell>
        </table:table-row>
        <table:table-row table:style-name="ro1">
          <table:table-cell office:value-type="float" office:value="2.6177275949158" calcext:value-type="float">
            <text:p>2.6177275949158</text:p>
          </table:table-cell>
          <table:table-cell office:value-type="float" office:value="31.066772460938" calcext:value-type="float">
            <text:p>31.066772460938</text:p>
          </table:table-cell>
          <table:table-cell table:number-columns-repeated="8"/>
          <table:table-cell office:value-type="float" office:value="1.6981905978173" calcext:value-type="float">
            <text:p>1.6981905978173</text:p>
          </table:table-cell>
          <table:table-cell office:value-type="float" office:value="32.843841552734" calcext:value-type="float">
            <text:p>32.843841552734</text:p>
          </table:table-cell>
          <table:table-cell table:number-columns-repeated="8"/>
          <table:table-cell office:value-type="float" office:value="1.7428862964734" calcext:value-type="float">
            <text:p>1.7428862964734</text:p>
          </table:table-cell>
          <table:table-cell office:value-type="float" office:value="18.964172363281" calcext:value-type="float">
            <text:p>18.964172363281</text:p>
          </table:table-cell>
          <table:table-cell table:number-columns-repeated="8"/>
          <table:table-cell office:value-type="float" office:value="1.9649700997397" calcext:value-type="float">
            <text:p>1.9649700997397</text:p>
          </table:table-cell>
          <table:table-cell office:value-type="float" office:value="6.5874633789062" calcext:value-type="float">
            <text:p>6.5874633789062</text:p>
          </table:table-cell>
          <table:table-cell table:number-columns-repeated="9"/>
          <table:table-cell office:value-type="float" office:value="1.0080798035488" calcext:value-type="float">
            <text:p>1.0080798035488</text:p>
          </table:table-cell>
          <table:table-cell office:value-type="float" office:value="15.701690673828" calcext:value-type="float">
            <text:p>15.701690673828</text:p>
          </table:table-cell>
        </table:table-row>
        <table:table-row table:style-name="ro1">
          <table:table-cell office:value-type="float" office:value="2.6589649948291" calcext:value-type="float">
            <text:p>2.6589649948291</text:p>
          </table:table-cell>
          <table:table-cell office:value-type="float" office:value="31.98486328125" calcext:value-type="float">
            <text:p>31.98486328125</text:p>
          </table:table-cell>
          <table:table-cell table:number-columns-repeated="8"/>
          <table:table-cell office:value-type="float" office:value="1.7552124988288" calcext:value-type="float">
            <text:p>1.7552124988288</text:p>
          </table:table-cell>
          <table:table-cell office:value-type="float" office:value="33.814453125" calcext:value-type="float">
            <text:p>33.814453125</text:p>
          </table:table-cell>
          <table:table-cell table:number-columns-repeated="8"/>
          <table:table-cell office:value-type="float" office:value="1.7927876967005" calcext:value-type="float">
            <text:p>1.7927876967005</text:p>
          </table:table-cell>
          <table:table-cell office:value-type="float" office:value="19.524627685547" calcext:value-type="float">
            <text:p>19.524627685547</text:p>
          </table:table-cell>
          <table:table-cell table:number-columns-repeated="8"/>
          <table:table-cell office:value-type="float" office:value="2.013501199428" calcext:value-type="float">
            <text:p>2.013501199428</text:p>
          </table:table-cell>
          <table:table-cell office:value-type="float" office:value="6.7821350097656" calcext:value-type="float">
            <text:p>6.7821350097656</text:p>
          </table:table-cell>
          <table:table-cell table:number-columns-repeated="9"/>
          <table:table-cell office:value-type="float" office:value="1.0439227037132" calcext:value-type="float">
            <text:p>1.0439227037132</text:p>
          </table:table-cell>
          <table:table-cell office:value-type="float" office:value="17.044708251953" calcext:value-type="float">
            <text:p>17.044708251953</text:p>
          </table:table-cell>
        </table:table-row>
        <table:table-row table:style-name="ro1">
          <table:table-cell office:value-type="float" office:value="2.7013796949759" calcext:value-type="float">
            <text:p>2.7013796949759</text:p>
          </table:table-cell>
          <table:table-cell office:value-type="float" office:value="32.893798828125" calcext:value-type="float">
            <text:p>32.893798828125</text:p>
          </table:table-cell>
          <table:table-cell table:number-columns-repeated="8"/>
          <table:table-cell office:value-type="float" office:value="1.7898996984586" calcext:value-type="float">
            <text:p>1.7898996984586</text:p>
          </table:table-cell>
          <table:table-cell office:value-type="float" office:value="34.775360107422" calcext:value-type="float">
            <text:p>34.775360107422</text:p>
          </table:table-cell>
          <table:table-cell table:number-columns-repeated="8"/>
          <table:table-cell office:value-type="float" office:value="1.8348519969732" calcext:value-type="float">
            <text:p>1.8348519969732</text:p>
          </table:table-cell>
          <table:table-cell office:value-type="float" office:value="20.079467773438" calcext:value-type="float">
            <text:p>20.079467773438</text:p>
          </table:table-cell>
          <table:table-cell table:number-columns-repeated="8"/>
          <table:table-cell office:value-type="float" office:value="2.0550694996491" calcext:value-type="float">
            <text:p>2.0550694996491</text:p>
          </table:table-cell>
          <table:table-cell office:value-type="float" office:value="6.974853515625" calcext:value-type="float">
            <text:p>6.974853515625</text:p>
          </table:table-cell>
          <table:table-cell table:number-columns-repeated="9"/>
          <table:table-cell office:value-type="float" office:value="1.0910952044651" calcext:value-type="float">
            <text:p>1.0910952044651</text:p>
          </table:table-cell>
          <table:table-cell office:value-type="float" office:value="18.374298095703" calcext:value-type="float">
            <text:p>18.374298095703</text:p>
          </table:table-cell>
        </table:table-row>
        <table:table-row table:style-name="ro1">
          <table:table-cell office:value-type="float" office:value="2.7475978941657" calcext:value-type="float">
            <text:p>2.7475978941657</text:p>
          </table:table-cell>
          <table:table-cell office:value-type="float" office:value="33.793640136719" calcext:value-type="float">
            <text:p>33.793640136719</text:p>
          </table:table-cell>
          <table:table-cell table:number-columns-repeated="8"/>
          <table:table-cell office:value-type="float" office:value="1.8601530976593" calcext:value-type="float">
            <text:p>1.8601530976593</text:p>
          </table:table-cell>
          <table:table-cell office:value-type="float" office:value="35.726654052734" calcext:value-type="float">
            <text:p>35.726654052734</text:p>
          </table:table-cell>
          <table:table-cell table:number-columns-repeated="8"/>
          <table:table-cell office:value-type="float" office:value="1.896389096044" calcext:value-type="float">
            <text:p>1.896389096044</text:p>
          </table:table-cell>
          <table:table-cell office:value-type="float" office:value="20.628753662109" calcext:value-type="float">
            <text:p>20.628753662109</text:p>
          </table:table-cell>
          <table:table-cell table:number-columns-repeated="8"/>
          <table:table-cell office:value-type="float" office:value="2.1057472992688" calcext:value-type="float">
            <text:p>2.1057472992688</text:p>
          </table:table-cell>
          <table:table-cell office:value-type="float" office:value="7.1656494140625" calcext:value-type="float">
            <text:p>7.1656494140625</text:p>
          </table:table-cell>
          <table:table-cell table:number-columns-repeated="9"/>
          <table:table-cell office:value-type="float" office:value="1.1445213034749" calcext:value-type="float">
            <text:p>1.1445213034749</text:p>
          </table:table-cell>
          <table:table-cell office:value-type="float" office:value="19.690582275391" calcext:value-type="float">
            <text:p>19.690582275391</text:p>
          </table:table-cell>
        </table:table-row>
        <table:table-row table:style-name="ro1">
          <table:table-cell office:value-type="float" office:value="2.8145908936858" calcext:value-type="float">
            <text:p>2.8145908936858</text:p>
          </table:table-cell>
          <table:table-cell office:value-type="float" office:value="34.684478759766" calcext:value-type="float">
            <text:p>34.684478759766</text:p>
          </table:table-cell>
          <table:table-cell table:number-columns-repeated="8"/>
          <table:table-cell office:value-type="float" office:value="1.9088656976819" calcext:value-type="float">
            <text:p>1.9088656976819</text:p>
          </table:table-cell>
          <table:table-cell office:value-type="float" office:value="36.66845703125" calcext:value-type="float">
            <text:p>36.66845703125</text:p>
          </table:table-cell>
          <table:table-cell table:number-columns-repeated="8"/>
          <table:table-cell office:value-type="float" office:value="1.9448076966219" calcext:value-type="float">
            <text:p>1.9448076966219</text:p>
          </table:table-cell>
          <table:table-cell office:value-type="float" office:value="21.172546386719" calcext:value-type="float">
            <text:p>21.172546386719</text:p>
          </table:table-cell>
          <table:table-cell table:number-columns-repeated="8"/>
          <table:table-cell office:value-type="float" office:value="2.1521540996619" calcext:value-type="float">
            <text:p>2.1521540996619</text:p>
          </table:table-cell>
          <table:table-cell office:value-type="float" office:value="7.3545532226562" calcext:value-type="float">
            <text:p>7.3545532226562</text:p>
          </table:table-cell>
          <table:table-cell table:number-columns-repeated="9"/>
          <table:table-cell office:value-type="float" office:value="1.2062800023705" calcext:value-type="float">
            <text:p>1.2062800023705</text:p>
          </table:table-cell>
          <table:table-cell office:value-type="float" office:value="20.993713378906" calcext:value-type="float">
            <text:p>20.993713378906</text:p>
          </table:table-cell>
        </table:table-row>
        <table:table-row table:style-name="ro1">
          <table:table-cell office:value-type="float" office:value="2.864130592905" calcext:value-type="float">
            <text:p>2.864130592905</text:p>
          </table:table-cell>
          <table:table-cell office:value-type="float" office:value="35.56640625" calcext:value-type="float">
            <text:p>35.56640625</text:p>
          </table:table-cell>
          <table:table-cell table:number-columns-repeated="8"/>
          <table:table-cell office:value-type="float" office:value="1.9489973979071" calcext:value-type="float">
            <text:p>1.9489973979071</text:p>
          </table:table-cell>
          <table:table-cell office:value-type="float" office:value="37.600830078125" calcext:value-type="float">
            <text:p>37.600830078125</text:p>
          </table:table-cell>
          <table:table-cell table:number-columns-repeated="8"/>
          <table:table-cell office:value-type="float" office:value="1.9933899971657" calcext:value-type="float">
            <text:p>1.9933899971657</text:p>
          </table:table-cell>
          <table:table-cell office:value-type="float" office:value="21.710906982422" calcext:value-type="float">
            <text:p>21.710906982422</text:p>
          </table:table-cell>
          <table:table-cell table:number-columns-repeated="8"/>
          <table:table-cell office:value-type="float" office:value="2.2148263994604" calcext:value-type="float">
            <text:p>2.2148263994604</text:p>
          </table:table-cell>
          <table:table-cell office:value-type="float" office:value="7.5415649414062" calcext:value-type="float">
            <text:p>7.5415649414062</text:p>
          </table:table-cell>
          <table:table-cell table:number-columns-repeated="9"/>
          <table:table-cell office:value-type="float" office:value="1.2554615018889" calcext:value-type="float">
            <text:p>1.2554615018889</text:p>
          </table:table-cell>
          <table:table-cell office:value-type="float" office:value="22.283813476562" calcext:value-type="float">
            <text:p>22.283813476562</text:p>
          </table:table-cell>
        </table:table-row>
        <table:table-row table:style-name="ro1">
          <table:table-cell office:value-type="float" office:value="2.9047364937142" calcext:value-type="float">
            <text:p>2.9047364937142</text:p>
          </table:table-cell>
          <table:table-cell office:value-type="float" office:value="36.439514160156" calcext:value-type="float">
            <text:p>36.439514160156</text:p>
          </table:table-cell>
          <table:table-cell table:number-columns-repeated="8"/>
          <table:table-cell office:value-type="float" office:value="1.9909034976736" calcext:value-type="float">
            <text:p>1.9909034976736</text:p>
          </table:table-cell>
          <table:table-cell office:value-type="float" office:value="38.523895263672" calcext:value-type="float">
            <text:p>38.523895263672</text:p>
          </table:table-cell>
          <table:table-cell table:number-columns-repeated="8"/>
          <table:table-cell office:value-type="float" office:value="2.042024997063" calcext:value-type="float">
            <text:p>2.042024997063</text:p>
          </table:table-cell>
          <table:table-cell office:value-type="float" office:value="22.243865966797" calcext:value-type="float">
            <text:p>22.243865966797</text:p>
          </table:table-cell>
          <table:table-cell table:number-columns-repeated="8"/>
          <table:table-cell office:value-type="float" office:value="2.2567132990807" calcext:value-type="float">
            <text:p>2.2567132990807</text:p>
          </table:table-cell>
          <table:table-cell office:value-type="float" office:value="7.7267150878906" calcext:value-type="float">
            <text:p>7.7267150878906</text:p>
          </table:table-cell>
          <table:table-cell table:number-columns-repeated="9"/>
          <table:table-cell office:value-type="float" office:value="1.3048690026626" calcext:value-type="float">
            <text:p>1.3048690026626</text:p>
          </table:table-cell>
          <table:table-cell office:value-type="float" office:value="23.561004638672" calcext:value-type="float">
            <text:p>23.561004638672</text:p>
          </table:table-cell>
        </table:table-row>
        <table:table-row table:style-name="ro1">
          <table:table-cell office:value-type="float" office:value="2.9518804941326" calcext:value-type="float">
            <text:p>2.9518804941326</text:p>
          </table:table-cell>
          <table:table-cell office:value-type="float" office:value="37.303894042969" calcext:value-type="float">
            <text:p>37.303894042969</text:p>
          </table:table-cell>
          <table:table-cell table:number-columns-repeated="8"/>
          <table:table-cell office:value-type="float" office:value="2.0378918983042" calcext:value-type="float">
            <text:p>2.0378918983042</text:p>
          </table:table-cell>
          <table:table-cell office:value-type="float" office:value="39.437713623047" calcext:value-type="float">
            <text:p>39.437713623047</text:p>
          </table:table-cell>
          <table:table-cell table:number-columns-repeated="8"/>
          <table:table-cell office:value-type="float" office:value="2.084679396823" calcext:value-type="float">
            <text:p>2.084679396823</text:p>
          </table:table-cell>
          <table:table-cell office:value-type="float" office:value="22.771514892578" calcext:value-type="float">
            <text:p>22.771514892578</text:p>
          </table:table-cell>
          <table:table-cell table:number-columns-repeated="8"/>
          <table:table-cell office:value-type="float" office:value="2.3055797987618" calcext:value-type="float">
            <text:p>2.3055797987618</text:p>
          </table:table-cell>
          <table:table-cell office:value-type="float" office:value="7.9100036621094" calcext:value-type="float">
            <text:p>7.9100036621094</text:p>
          </table:table-cell>
          <table:table-cell table:number-columns-repeated="9"/>
          <table:table-cell office:value-type="float" office:value="1.3433379027992" calcext:value-type="float">
            <text:p>1.3433379027992</text:p>
          </table:table-cell>
          <table:table-cell office:value-type="float" office:value="24.825408935547" calcext:value-type="float">
            <text:p>24.825408935547</text:p>
          </table:table-cell>
        </table:table-row>
        <table:table-row table:style-name="ro1">
          <table:table-cell office:value-type="float" office:value="3.015624194406" calcext:value-type="float">
            <text:p>3.015624194406</text:p>
          </table:table-cell>
          <table:table-cell office:value-type="float" office:value="38.159622192383" calcext:value-type="float">
            <text:p>38.159622192383</text:p>
          </table:table-cell>
          <table:table-cell table:number-columns-repeated="8"/>
          <table:table-cell office:value-type="float" office:value="2.0987390987575" calcext:value-type="float">
            <text:p>2.0987390987575</text:p>
          </table:table-cell>
          <table:table-cell office:value-type="float" office:value="40.342407226562" calcext:value-type="float">
            <text:p>40.342407226562</text:p>
          </table:table-cell>
          <table:table-cell table:number-columns-repeated="8"/>
          <table:table-cell office:value-type="float" office:value="2.1466365964152" calcext:value-type="float">
            <text:p>2.1466365964152</text:p>
          </table:table-cell>
          <table:table-cell office:value-type="float" office:value="23.293884277344" calcext:value-type="float">
            <text:p>23.293884277344</text:p>
          </table:table-cell>
          <table:table-cell table:number-columns-repeated="8"/>
          <table:table-cell office:value-type="float" office:value="2.3505435986444" calcext:value-type="float">
            <text:p>2.3505435986444</text:p>
          </table:table-cell>
          <table:table-cell office:value-type="float" office:value="8.0914611816406" calcext:value-type="float">
            <text:p>8.0914611816406</text:p>
          </table:table-cell>
          <table:table-cell table:number-columns-repeated="9"/>
          <table:table-cell office:value-type="float" office:value="1.3921117028221" calcext:value-type="float">
            <text:p>1.3921117028221</text:p>
          </table:table-cell>
          <table:table-cell office:value-type="float" office:value="26.077178955078" calcext:value-type="float">
            <text:p>26.077178955078</text:p>
          </table:table-cell>
        </table:table-row>
        <table:table-row table:style-name="ro1">
          <table:table-cell office:value-type="float" office:value="3.0546993939206" calcext:value-type="float">
            <text:p>3.0546993939206</text:p>
          </table:table-cell>
          <table:table-cell office:value-type="float" office:value="39.006805419922" calcext:value-type="float">
            <text:p>39.006805419922</text:p>
          </table:table-cell>
          <table:table-cell table:number-columns-repeated="8"/>
          <table:table-cell office:value-type="float" office:value="2.1463564988226" calcext:value-type="float">
            <text:p>2.1463564988226</text:p>
          </table:table-cell>
          <table:table-cell office:value-type="float" office:value="41.238037109375" calcext:value-type="float">
            <text:p>41.238037109375</text:p>
          </table:table-cell>
          <table:table-cell table:number-columns-repeated="8"/>
          <table:table-cell office:value-type="float" office:value="2.1950542964041" calcext:value-type="float">
            <text:p>2.1950542964041</text:p>
          </table:table-cell>
          <table:table-cell office:value-type="float" office:value="23.81103515625" calcext:value-type="float">
            <text:p>23.81103515625</text:p>
          </table:table-cell>
          <table:table-cell table:number-columns-repeated="8"/>
          <table:table-cell office:value-type="float" office:value="2.4163184980862" calcext:value-type="float">
            <text:p>2.4163184980862</text:p>
          </table:table-cell>
          <table:table-cell office:value-type="float" office:value="8.2710876464844" calcext:value-type="float">
            <text:p>8.2710876464844</text:p>
          </table:table-cell>
          <table:table-cell table:number-columns-repeated="9"/>
          <table:table-cell office:value-type="float" office:value="1.454004202038" calcext:value-type="float">
            <text:p>1.454004202038</text:p>
          </table:table-cell>
          <table:table-cell office:value-type="float" office:value="27.316436767578" calcext:value-type="float">
            <text:p>27.316436767578</text:p>
          </table:table-cell>
        </table:table-row>
        <table:table-row table:style-name="ro1">
          <table:table-cell office:value-type="float" office:value="3.1011073943228" calcext:value-type="float">
            <text:p>3.1011073943228</text:p>
          </table:table-cell>
          <table:table-cell office:value-type="float" office:value="39.845504760742" calcext:value-type="float">
            <text:p>39.845504760742</text:p>
          </table:table-cell>
          <table:table-cell table:number-columns-repeated="8"/>
          <table:table-cell office:value-type="float" office:value="2.192852799315" calcext:value-type="float">
            <text:p>2.192852799315</text:p>
          </table:table-cell>
          <table:table-cell office:value-type="float" office:value="42.124725341797" calcext:value-type="float">
            <text:p>42.124725341797</text:p>
          </table:table-cell>
          <table:table-cell table:number-columns-repeated="8"/>
          <table:table-cell office:value-type="float" office:value="2.2442660965025" calcext:value-type="float">
            <text:p>2.2442660965025</text:p>
          </table:table-cell>
          <table:table-cell office:value-type="float" office:value="24.322998046875" calcext:value-type="float">
            <text:p>24.322998046875</text:p>
          </table:table-cell>
          <table:table-cell table:number-columns-repeated="8"/>
          <table:table-cell office:value-type="float" office:value="2.4655190976337" calcext:value-type="float">
            <text:p>2.4655190976337</text:p>
          </table:table-cell>
          <table:table-cell office:value-type="float" office:value="8.4489135742188" calcext:value-type="float">
            <text:p>8.4489135742188</text:p>
          </table:table-cell>
          <table:table-cell table:number-columns-repeated="9"/>
          <table:table-cell office:value-type="float" office:value="1.5068663018756" calcext:value-type="float">
            <text:p>1.5068663018756</text:p>
          </table:table-cell>
          <table:table-cell office:value-type="float" office:value="28.543304443359" calcext:value-type="float">
            <text:p>28.543304443359</text:p>
          </table:table-cell>
        </table:table-row>
        <table:table-row table:style-name="ro1">
          <table:table-cell office:value-type="float" office:value="3.1542502935044" calcext:value-type="float">
            <text:p>3.1542502935044</text:p>
          </table:table-cell>
          <table:table-cell office:value-type="float" office:value="40.675827026367" calcext:value-type="float">
            <text:p>40.675827026367</text:p>
          </table:table-cell>
          <table:table-cell table:number-columns-repeated="8"/>
          <table:table-cell office:value-type="float" office:value="2.2448908984661" calcext:value-type="float">
            <text:p>2.2448908984661</text:p>
          </table:table-cell>
          <table:table-cell office:value-type="float" office:value="43.002532958984" calcext:value-type="float">
            <text:p>43.002532958984</text:p>
          </table:table-cell>
          <table:table-cell table:number-columns-repeated="8"/>
          <table:table-cell office:value-type="float" office:value="2.2857459960505" calcext:value-type="float">
            <text:p>2.2857459960505</text:p>
          </table:table-cell>
          <table:table-cell office:value-type="float" office:value="24.829864501953" calcext:value-type="float">
            <text:p>24.829864501953</text:p>
          </table:table-cell>
          <table:table-cell table:number-columns-repeated="8"/>
          <table:table-cell office:value-type="float" office:value="2.5146199972369" calcext:value-type="float">
            <text:p>2.5146199972369</text:p>
          </table:table-cell>
          <table:table-cell office:value-type="float" office:value="8.6249694824219" calcext:value-type="float">
            <text:p>8.6249694824219</text:p>
          </table:table-cell>
          <table:table-cell table:number-columns-repeated="9"/>
          <table:table-cell office:value-type="float" office:value="1.5421395027079" calcext:value-type="float">
            <text:p>1.5421395027079</text:p>
          </table:table-cell>
          <table:table-cell office:value-type="float" office:value="29.757904052734" calcext:value-type="float">
            <text:p>29.757904052734</text:p>
          </table:table-cell>
        </table:table-row>
        <table:table-row table:style-name="ro1">
          <table:table-cell office:value-type="float" office:value="3.2139257942326" calcext:value-type="float">
            <text:p>3.2139257942326</text:p>
          </table:table-cell>
          <table:table-cell office:value-type="float" office:value="41.497848510742" calcext:value-type="float">
            <text:p>41.497848510742</text:p>
          </table:table-cell>
          <table:table-cell table:number-columns-repeated="8"/>
          <table:table-cell office:value-type="float" office:value="2.305109298788" calcext:value-type="float">
            <text:p>2.305109298788</text:p>
          </table:table-cell>
          <table:table-cell office:value-type="float" office:value="43.871566772461" calcext:value-type="float">
            <text:p>43.871566772461</text:p>
          </table:table-cell>
          <table:table-cell table:number-columns-repeated="8"/>
          <table:table-cell office:value-type="float" office:value="2.3479001959786" calcext:value-type="float">
            <text:p>2.3479001959786</text:p>
          </table:table-cell>
          <table:table-cell office:value-type="float" office:value="25.331634521484" calcext:value-type="float">
            <text:p>25.331634521484</text:p>
          </table:table-cell>
          <table:table-cell table:number-columns-repeated="8"/>
          <table:table-cell office:value-type="float" office:value="2.5537639982067" calcext:value-type="float">
            <text:p>2.5537639982067</text:p>
          </table:table-cell>
          <table:table-cell office:value-type="float" office:value="8.7992858886719" calcext:value-type="float">
            <text:p>8.7992858886719</text:p>
          </table:table-cell>
          <table:table-cell table:number-columns-repeated="9"/>
          <table:table-cell office:value-type="float" office:value="1.591558302287" calcext:value-type="float">
            <text:p>1.591558302287</text:p>
          </table:table-cell>
          <table:table-cell office:value-type="float" office:value="30.960357666016" calcext:value-type="float">
            <text:p>30.960357666016</text:p>
          </table:table-cell>
        </table:table-row>
        <table:table-row table:style-name="ro1">
          <table:table-cell office:value-type="float" office:value="3.2566022947431" calcext:value-type="float">
            <text:p>3.2566022947431</text:p>
          </table:table-cell>
          <table:table-cell office:value-type="float" office:value="42.311645507812" calcext:value-type="float">
            <text:p>42.311645507812</text:p>
          </table:table-cell>
          <table:table-cell table:number-columns-repeated="8"/>
          <table:table-cell office:value-type="float" office:value="2.3463158993982" calcext:value-type="float">
            <text:p>2.3463158993982</text:p>
          </table:table-cell>
          <table:table-cell office:value-type="float" office:value="44.731918334961" calcext:value-type="float">
            <text:p>44.731918334961</text:p>
          </table:table-cell>
          <table:table-cell table:number-columns-repeated="8"/>
          <table:table-cell office:value-type="float" office:value="2.3964731954038" calcext:value-type="float">
            <text:p>2.3964731954038</text:p>
          </table:table-cell>
          <table:table-cell office:value-type="float" office:value="25.828399658203" calcext:value-type="float">
            <text:p>25.828399658203</text:p>
          </table:table-cell>
          <table:table-cell table:number-columns-repeated="8"/>
          <table:table-cell office:value-type="float" office:value="2.6016950977501" calcext:value-type="float">
            <text:p>2.6016950977501</text:p>
          </table:table-cell>
          <table:table-cell office:value-type="float" office:value="8.9718322753906" calcext:value-type="float">
            <text:p>8.9718322753906</text:p>
          </table:table-cell>
          <table:table-cell table:number-columns-repeated="9"/>
          <table:table-cell office:value-type="float" office:value="1.6427344032563" calcext:value-type="float">
            <text:p>1.6427344032563</text:p>
          </table:table-cell>
          <table:table-cell office:value-type="float" office:value="32.150787353516" calcext:value-type="float">
            <text:p>32.150787353516</text:p>
          </table:table-cell>
        </table:table-row>
        <table:table-row table:style-name="ro1">
          <table:table-cell office:value-type="float" office:value="3.3092383942567" calcext:value-type="float">
            <text:p>3.3092383942567</text:p>
          </table:table-cell>
          <table:table-cell office:value-type="float" office:value="43.117309570312" calcext:value-type="float">
            <text:p>43.117309570312</text:p>
          </table:table-cell>
          <table:table-cell table:number-columns-repeated="8"/>
          <table:table-cell office:value-type="float" office:value="2.4017133987509" calcext:value-type="float">
            <text:p>2.4017133987509</text:p>
          </table:table-cell>
          <table:table-cell office:value-type="float" office:value="45.58366394043" calcext:value-type="float">
            <text:p>45.58366394043</text:p>
          </table:table-cell>
          <table:table-cell table:number-columns-repeated="8"/>
          <table:table-cell office:value-type="float" office:value="2.4449021955952" calcext:value-type="float">
            <text:p>2.4449021955952</text:p>
          </table:table-cell>
          <table:table-cell office:value-type="float" office:value="26.320190429688" calcext:value-type="float">
            <text:p>26.320190429688</text:p>
          </table:table-cell>
          <table:table-cell table:number-columns-repeated="8"/>
          <table:table-cell office:value-type="float" office:value="2.666835897835" calcext:value-type="float">
            <text:p>2.666835897835</text:p>
          </table:table-cell>
          <table:table-cell office:value-type="float" office:value="9.1426696777344" calcext:value-type="float">
            <text:p>9.1426696777344</text:p>
          </table:table-cell>
          <table:table-cell table:number-columns-repeated="9"/>
          <table:table-cell office:value-type="float" office:value="1.6977688036859" calcext:value-type="float">
            <text:p>1.6977688036859</text:p>
          </table:table-cell>
          <table:table-cell office:value-type="float" office:value="33.329299926758" calcext:value-type="float">
            <text:p>33.329299926758</text:p>
          </table:table-cell>
        </table:table-row>
        <table:table-row table:style-name="ro1">
          <table:table-cell office:value-type="float" office:value="3.3500444940291" calcext:value-type="float">
            <text:p>3.3500444940291</text:p>
          </table:table-cell>
          <table:table-cell office:value-type="float" office:value="43.914916992188" calcext:value-type="float">
            <text:p>43.914916992188</text:p>
          </table:table-cell>
          <table:table-cell table:number-columns-repeated="8"/>
          <table:table-cell office:value-type="float" office:value="2.4451664984226" calcext:value-type="float">
            <text:p>2.4451664984226</text:p>
          </table:table-cell>
          <table:table-cell office:value-type="float" office:value="46.426895141602" calcext:value-type="float">
            <text:p>46.426895141602</text:p>
          </table:table-cell>
          <table:table-cell table:number-columns-repeated="8"/>
          <table:table-cell office:value-type="float" office:value="2.4881653962657" calcext:value-type="float">
            <text:p>2.4881653962657</text:p>
          </table:table-cell>
          <table:table-cell office:value-type="float" office:value="26.807067871094" calcext:value-type="float">
            <text:p>26.807067871094</text:p>
          </table:table-cell>
          <table:table-cell table:number-columns-repeated="8"/>
          <table:table-cell office:value-type="float" office:value="2.7088304974604" calcext:value-type="float">
            <text:p>2.7088304974604</text:p>
          </table:table-cell>
          <table:table-cell office:value-type="float" office:value="9.3117980957031" calcext:value-type="float">
            <text:p>9.3117980957031</text:p>
          </table:table-cell>
          <table:table-cell table:number-columns-repeated="9"/>
          <table:table-cell office:value-type="float" office:value="1.7561411047354" calcext:value-type="float">
            <text:p>1.7561411047354</text:p>
          </table:table-cell>
          <table:table-cell office:value-type="float" office:value="34.496032714844" calcext:value-type="float">
            <text:p>34.496032714844</text:p>
          </table:table-cell>
        </table:table-row>
        <table:table-row table:style-name="ro1">
          <table:table-cell office:value-type="float" office:value="3.4064968940802" calcext:value-type="float">
            <text:p>3.4064968940802</text:p>
          </table:table-cell>
          <table:table-cell office:value-type="float" office:value="44.704544067383" calcext:value-type="float">
            <text:p>44.704544067383</text:p>
          </table:table-cell>
          <table:table-cell table:number-columns-repeated="18"/>
          <table:table-cell office:value-type="float" office:value="2.5320290965028" calcext:value-type="float">
            <text:p>2.5320290965028</text:p>
          </table:table-cell>
          <table:table-cell office:value-type="float" office:value="27.289093017578" calcext:value-type="float">
            <text:p>27.289093017578</text:p>
          </table:table-cell>
          <table:table-cell table:number-columns-repeated="8"/>
          <table:table-cell office:value-type="float" office:value="2.7588423967827" calcext:value-type="float">
            <text:p>2.7588423967827</text:p>
          </table:table-cell>
          <table:table-cell office:value-type="float" office:value="9.4792175292969" calcext:value-type="float">
            <text:p>9.4792175292969</text:p>
          </table:table-cell>
          <table:table-cell table:number-columns-repeated="9"/>
          <table:table-cell office:value-type="float" office:value="1.805606703274" calcext:value-type="float">
            <text:p>1.805606703274</text:p>
          </table:table-cell>
          <table:table-cell office:value-type="float" office:value="35.651092529297" calcext:value-type="float">
            <text:p>35.651092529297</text:p>
          </table:table-cell>
        </table:table-row>
        <table:table-row table:style-name="ro1">
          <table:table-cell office:value-type="float" office:value="3.4679448944516" calcext:value-type="float">
            <text:p>3.4679448944516</text:p>
          </table:table-cell>
          <table:table-cell office:value-type="float" office:value="45.486267089844" calcext:value-type="float">
            <text:p>45.486267089844</text:p>
          </table:table-cell>
          <table:table-cell table:number-columns-repeated="8"/>
          <table:table-cell office:value-type="float" office:value="0.37555700028315" calcext:value-type="float">
            <text:p>0.37555700028315</text:p>
          </table:table-cell>
          <table:table-cell office:value-type="float" office:value="1.299072265625" calcext:value-type="float">
            <text:p>1.299072265625</text:p>
          </table:table-cell>
          <table:table-cell table:number-columns-repeated="8"/>
          <table:table-cell office:value-type="float" office:value="2.5976949967444" calcext:value-type="float">
            <text:p>2.5976949967444</text:p>
          </table:table-cell>
          <table:table-cell office:value-type="float" office:value="27.766296386719" calcext:value-type="float">
            <text:p>27.766296386719</text:p>
          </table:table-cell>
          <table:table-cell table:number-columns-repeated="8"/>
          <table:table-cell office:value-type="float" office:value="2.8014671972487" calcext:value-type="float">
            <text:p>2.8014671972487</text:p>
          </table:table-cell>
          <table:table-cell office:value-type="float" office:value="9.6449890136719" calcext:value-type="float">
            <text:p>9.6449890136719</text:p>
          </table:table-cell>
          <table:table-cell table:number-columns-repeated="9"/>
          <table:table-cell office:value-type="float" office:value="1.838642003946" calcext:value-type="float">
            <text:p>1.838642003946</text:p>
          </table:table-cell>
          <table:table-cell office:value-type="float" office:value="36.79460144043" calcext:value-type="float">
            <text:p>36.79460144043</text:p>
          </table:table-cell>
        </table:table-row>
        <table:table-row table:style-name="ro1">
          <table:table-cell office:value-type="float" office:value="3.5159398936667" calcext:value-type="float">
            <text:p>3.5159398936667</text:p>
          </table:table-cell>
          <table:table-cell office:value-type="float" office:value="46.260177612305" calcext:value-type="float">
            <text:p>46.260177612305</text:p>
          </table:table-cell>
          <table:table-cell table:number-columns-repeated="8"/>
          <table:table-cell office:value-type="float" office:value="0.43302899971604" calcext:value-type="float">
            <text:p>0.43302899971604</text:p>
          </table:table-cell>
          <table:table-cell office:value-type="float" office:value="2.5851440429688" calcext:value-type="float">
            <text:p>2.5851440429688</text:p>
          </table:table-cell>
          <table:table-cell table:number-columns-repeated="8"/>
          <table:table-cell office:value-type="float" office:value="2.6479290965945" calcext:value-type="float">
            <text:p>2.6479290965945</text:p>
          </table:table-cell>
          <table:table-cell office:value-type="float" office:value="28.238708496094" calcext:value-type="float">
            <text:p>28.238708496094</text:p>
          </table:table-cell>
          <table:table-cell table:number-columns-repeated="8"/>
          <table:table-cell office:value-type="float" office:value="2.8702030980494" calcext:value-type="float">
            <text:p>2.8702030980494</text:p>
          </table:table-cell>
          <table:table-cell office:value-type="float" office:value="9.80908203125" calcext:value-type="float">
            <text:p>9.80908203125</text:p>
          </table:table-cell>
          <table:table-cell table:number-columns-repeated="9"/>
          <table:table-cell office:value-type="float" office:value="1.9062016038224" calcext:value-type="float">
            <text:p>1.9062016038224</text:p>
          </table:table-cell>
          <table:table-cell office:value-type="float" office:value="37.926681518555" calcext:value-type="float">
            <text:p>37.926681518555</text:p>
          </table:table-cell>
        </table:table-row>
        <table:table-row table:style-name="ro1">
          <table:table-cell office:value-type="float" office:value="3.554279093165" calcext:value-type="float">
            <text:p>3.554279093165</text:p>
          </table:table-cell>
          <table:table-cell office:value-type="float" office:value="47.026351928711" calcext:value-type="float">
            <text:p>47.026351928711</text:p>
          </table:table-cell>
          <table:table-cell table:number-columns-repeated="8"/>
          <table:table-cell office:value-type="float" office:value="0.48363739997149" calcext:value-type="float">
            <text:p>0.48363739997149</text:p>
          </table:table-cell>
          <table:table-cell office:value-type="float" office:value="3.8583679199219" calcext:value-type="float">
            <text:p>3.8583679199219</text:p>
          </table:table-cell>
          <table:table-cell table:number-columns-repeated="8"/>
          <table:table-cell office:value-type="float" office:value="2.6919757965952" calcext:value-type="float">
            <text:p>2.6919757965952</text:p>
          </table:table-cell>
          <table:table-cell office:value-type="float" office:value="28.706390380859" calcext:value-type="float">
            <text:p>28.706390380859</text:p>
          </table:table-cell>
          <table:table-cell table:number-columns-repeated="8"/>
          <table:table-cell office:value-type="float" office:value="2.9106394979171" calcext:value-type="float">
            <text:p>2.9106394979171</text:p>
          </table:table-cell>
          <table:table-cell office:value-type="float" office:value="9.9715270996094" calcext:value-type="float">
            <text:p>9.9715270996094</text:p>
          </table:table-cell>
          <table:table-cell table:number-columns-repeated="9"/>
          <table:table-cell office:value-type="float" office:value="1.9496766040102" calcext:value-type="float">
            <text:p>1.9496766040102</text:p>
          </table:table-cell>
          <table:table-cell office:value-type="float" office:value="39.047439575195" calcext:value-type="float">
            <text:p>39.047439575195</text:p>
          </table:table-cell>
        </table:table-row>
        <table:table-row table:style-name="ro1">
          <table:table-cell office:value-type="float" office:value="3.6016739928164" calcext:value-type="float">
            <text:p>3.6016739928164</text:p>
          </table:table-cell>
          <table:table-cell office:value-type="float" office:value="47.784866333008" calcext:value-type="float">
            <text:p>47.784866333008</text:p>
          </table:table-cell>
          <table:table-cell table:number-columns-repeated="8"/>
          <table:table-cell office:value-type="float" office:value="0.52295560017228" calcext:value-type="float">
            <text:p>0.52295560017228</text:p>
          </table:table-cell>
          <table:table-cell office:value-type="float" office:value="5.1188354492188" calcext:value-type="float">
            <text:p>5.1188354492188</text:p>
          </table:table-cell>
          <table:table-cell table:number-columns-repeated="8"/>
          <table:table-cell office:value-type="float" office:value="2.7379494970664" calcext:value-type="float">
            <text:p>2.7379494970664</text:p>
          </table:table-cell>
          <table:table-cell office:value-type="float" office:value="29.169403076172" calcext:value-type="float">
            <text:p>29.169403076172</text:p>
          </table:table-cell>
          <table:table-cell table:number-columns-repeated="8"/>
          <table:table-cell office:value-type="float" office:value="2.9579707984813" calcext:value-type="float">
            <text:p>2.9579707984813</text:p>
          </table:table-cell>
          <table:table-cell office:value-type="float" office:value="10.132354736328" calcext:value-type="float">
            <text:p>10.132354736328</text:p>
          </table:table-cell>
          <table:table-cell table:number-columns-repeated="9"/>
          <table:table-cell office:value-type="float" office:value="2.003629704006" calcext:value-type="float">
            <text:p>2.003629704006</text:p>
          </table:table-cell>
          <table:table-cell office:value-type="float" office:value="40.156997680664" calcext:value-type="float">
            <text:p>40.156997680664</text:p>
          </table:table-cell>
        </table:table-row>
        <table:table-row table:style-name="ro1">
          <table:table-cell office:value-type="float" office:value="3.6684218929149" calcext:value-type="float">
            <text:p>3.6684218929149</text:p>
          </table:table-cell>
          <table:table-cell office:value-type="float" office:value="48.535797119141" calcext:value-type="float">
            <text:p>48.535797119141</text:p>
          </table:table-cell>
          <table:table-cell table:number-columns-repeated="8"/>
          <table:table-cell office:value-type="float" office:value="0.57287990115583" calcext:value-type="float">
            <text:p>0.57287990115583</text:p>
          </table:table-cell>
          <table:table-cell office:value-type="float" office:value="6.36669921875" calcext:value-type="float">
            <text:p>6.36669921875</text:p>
          </table:table-cell>
          <table:table-cell table:number-columns-repeated="8"/>
          <table:table-cell office:value-type="float" office:value="2.7993489969522" calcext:value-type="float">
            <text:p>2.7993489969522</text:p>
          </table:table-cell>
          <table:table-cell office:value-type="float" office:value="29.627777099609" calcext:value-type="float">
            <text:p>29.627777099609</text:p>
          </table:table-cell>
          <table:table-cell table:number-columns-repeated="8"/>
          <table:table-cell office:value-type="float" office:value="3.0015730978921" calcext:value-type="float">
            <text:p>3.0015730978921</text:p>
          </table:table-cell>
          <table:table-cell office:value-type="float" office:value="10.291595458984" calcext:value-type="float">
            <text:p>10.291595458984</text:p>
          </table:table-cell>
          <table:table-cell table:number-columns-repeated="9"/>
          <table:table-cell office:value-type="float" office:value="2.0401501040906" calcext:value-type="float">
            <text:p>2.0401501040906</text:p>
          </table:table-cell>
          <table:table-cell office:value-type="float" office:value="41.255447387695" calcext:value-type="float">
            <text:p>41.255447387695</text:p>
          </table:table-cell>
        </table:table-row>
        <table:table-row table:style-name="ro1">
          <table:table-cell office:value-type="float" office:value="3.7159484927543" calcext:value-type="float">
            <text:p>3.7159484927543</text:p>
          </table:table-cell>
          <table:table-cell office:value-type="float" office:value="49.279220581055" calcext:value-type="float">
            <text:p>49.279220581055</text:p>
          </table:table-cell>
          <table:table-cell table:number-columns-repeated="8"/>
          <table:table-cell office:value-type="float" office:value="0.6404192019254" calcext:value-type="float">
            <text:p>0.6404192019254</text:p>
          </table:table-cell>
          <table:table-cell office:value-type="float" office:value="7.6020812988281" calcext:value-type="float">
            <text:p>7.6020812988281</text:p>
          </table:table-cell>
          <table:table-cell table:number-columns-repeated="8"/>
          <table:table-cell office:value-type="float" office:value="2.8493358963169" calcext:value-type="float">
            <text:p>2.8493358963169</text:p>
          </table:table-cell>
          <table:table-cell office:value-type="float" office:value="30.081573486328" calcext:value-type="float">
            <text:p>30.081573486328</text:p>
          </table:table-cell>
          <table:table-cell table:number-columns-repeated="8"/>
          <table:table-cell office:value-type="float" office:value="3.0695795975626" calcext:value-type="float">
            <text:p>3.0695795975626</text:p>
          </table:table-cell>
          <table:table-cell office:value-type="float" office:value="10.44921875" calcext:value-type="float">
            <text:p>10.44921875</text:p>
          </table:table-cell>
          <table:table-cell table:number-columns-repeated="9"/>
          <table:table-cell office:value-type="float" office:value="2.0964963035658" calcext:value-type="float">
            <text:p>2.0964963035658</text:p>
          </table:table-cell>
          <table:table-cell office:value-type="float" office:value="42.342910766602" calcext:value-type="float">
            <text:p>42.342910766602</text:p>
          </table:table-cell>
        </table:table-row>
        <table:table-row table:style-name="ro1">
          <table:table-cell office:value-type="float" office:value="3.7578482921235" calcext:value-type="float">
            <text:p>3.7578482921235</text:p>
          </table:table-cell>
          <table:table-cell office:value-type="float" office:value="50.015197753906" calcext:value-type="float">
            <text:p>50.015197753906</text:p>
          </table:table-cell>
          <table:table-cell table:number-columns-repeated="8"/>
          <table:table-cell office:value-type="float" office:value="0.68542040232569" calcext:value-type="float">
            <text:p>0.68542040232569</text:p>
          </table:table-cell>
          <table:table-cell office:value-type="float" office:value="8.8251342773438" calcext:value-type="float">
            <text:p>8.8251342773438</text:p>
          </table:table-cell>
          <table:table-cell table:number-columns-repeated="8"/>
          <table:table-cell office:value-type="float" office:value="2.8900842959993" calcext:value-type="float">
            <text:p>2.8900842959993</text:p>
          </table:table-cell>
          <table:table-cell office:value-type="float" office:value="30.530853271484" calcext:value-type="float">
            <text:p>30.530853271484</text:p>
          </table:table-cell>
          <table:table-cell table:number-columns-repeated="8"/>
          <table:table-cell office:value-type="float" office:value="3.1108393967152" calcext:value-type="float">
            <text:p>3.1108393967152</text:p>
          </table:table-cell>
          <table:table-cell office:value-type="float" office:value="10.605285644531" calcext:value-type="float">
            <text:p>10.605285644531</text:p>
          </table:table-cell>
          <table:table-cell table:number-columns-repeated="9"/>
          <table:table-cell office:value-type="float" office:value="2.1486025033519" calcext:value-type="float">
            <text:p>2.1486025033519</text:p>
          </table:table-cell>
          <table:table-cell office:value-type="float" office:value="43.419509887695" calcext:value-type="float">
            <text:p>43.419509887695</text:p>
          </table:table-cell>
        </table:table-row>
        <table:table-row table:style-name="ro1">
          <table:table-cell table:number-columns-repeated="10"/>
          <table:table-cell office:value-type="float" office:value="0.7288371026516" calcext:value-type="float">
            <text:p>0.7288371026516</text:p>
          </table:table-cell>
          <table:table-cell office:value-type="float" office:value="10.035949707031" calcext:value-type="float">
            <text:p>10.035949707031</text:p>
          </table:table-cell>
          <table:table-cell table:number-columns-repeated="8"/>
          <table:table-cell office:value-type="float" office:value="2.941778996028" calcext:value-type="float">
            <text:p>2.941778996028</text:p>
          </table:table-cell>
          <table:table-cell office:value-type="float" office:value="30.975616455078" calcext:value-type="float">
            <text:p>30.975616455078</text:p>
          </table:table-cell>
          <table:table-cell table:number-columns-repeated="8"/>
          <table:table-cell office:value-type="float" office:value="3.1607459965162" calcext:value-type="float">
            <text:p>3.1607459965162</text:p>
          </table:table-cell>
          <table:table-cell office:value-type="float" office:value="10.759796142578" calcext:value-type="float">
            <text:p>10.759796142578</text:p>
          </table:table-cell>
          <table:table-cell table:number-columns-repeated="9"/>
          <table:table-cell office:value-type="float" office:value="2.1993655031547" calcext:value-type="float">
            <text:p>2.1993655031547</text:p>
          </table:table-cell>
          <table:table-cell office:value-type="float" office:value="44.485336303711" calcext:value-type="float">
            <text:p>44.485336303711</text:p>
          </table:table-cell>
        </table:table-row>
        <table:table-row table:style-name="ro1">
          <table:table-cell table:number-columns-repeated="10"/>
          <table:table-cell office:value-type="float" office:value="0.77467250265181" calcext:value-type="float">
            <text:p>0.77467250265181</text:p>
          </table:table-cell>
          <table:table-cell office:value-type="float" office:value="11.234649658203" calcext:value-type="float">
            <text:p>11.234649658203</text:p>
          </table:table-cell>
          <table:table-cell table:number-columns-repeated="8"/>
          <table:table-cell office:value-type="float" office:value="2.9839650960639" calcext:value-type="float">
            <text:p>2.9839650960639</text:p>
          </table:table-cell>
          <table:table-cell office:value-type="float" office:value="31.415954589844" calcext:value-type="float">
            <text:p>31.415954589844</text:p>
          </table:table-cell>
          <table:table-cell table:number-columns-repeated="8"/>
          <table:table-cell office:value-type="float" office:value="3.2081716968678" calcext:value-type="float">
            <text:p>3.2081716968678</text:p>
          </table:table-cell>
          <table:table-cell office:value-type="float" office:value="10.912750244141" calcext:value-type="float">
            <text:p>10.91275024414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2580380328" calcext:value-type="float">
            <text:p>0.82580380328</text:p>
          </table:table-cell>
          <table:table-cell office:value-type="float" office:value="12.421356201172" calcext:value-type="float">
            <text:p>12.421356201172</text:p>
          </table:table-cell>
          <table:table-cell table:number-columns-repeated="8"/>
          <table:table-cell office:value-type="float" office:value="3.0501901954412" calcext:value-type="float">
            <text:p>3.0501901954412</text:p>
          </table:table-cell>
          <table:table-cell office:value-type="float" office:value="31.851867675781" calcext:value-type="float">
            <text:p>31.851867675781</text:p>
          </table:table-cell>
          <table:table-cell table:number-columns-repeated="8"/>
          <table:table-cell office:value-type="float" office:value="3.2511996971443" calcext:value-type="float">
            <text:p>3.2511996971443</text:p>
          </table:table-cell>
          <table:table-cell office:value-type="float" office:value="11.064178466797" calcext:value-type="float">
            <text:p>11.06417846679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88201880268753" calcext:value-type="float">
            <text:p>0.88201880268753</text:p>
          </table:table-cell>
          <table:table-cell office:value-type="float" office:value="13.59619140625" calcext:value-type="float">
            <text:p>13.59619140625</text:p>
          </table:table-cell>
          <table:table-cell table:number-columns-repeated="8"/>
          <table:table-cell office:value-type="float" office:value="3.0915067950264" calcext:value-type="float">
            <text:p>3.0915067950264</text:p>
          </table:table-cell>
          <table:table-cell office:value-type="float" office:value="32.283416748047" calcext:value-type="float">
            <text:p>32.283416748047</text:p>
          </table:table-cell>
          <table:table-cell table:number-columns-repeated="8"/>
          <table:table-cell office:value-type="float" office:value="3.3121206960641" calcext:value-type="float">
            <text:p>3.3121206960641</text:p>
          </table:table-cell>
          <table:table-cell office:value-type="float" office:value="11.214080810547" calcext:value-type="float">
            <text:p>11.21408081054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3475070223212" calcext:value-type="float">
            <text:p>0.93475070223212</text:p>
          </table:table-cell>
          <table:table-cell office:value-type="float" office:value="14.75927734375" calcext:value-type="float">
            <text:p>14.75927734375</text:p>
          </table:table-cell>
          <table:table-cell table:number-columns-repeated="8"/>
          <table:table-cell office:value-type="float" office:value="3.1402469947934" calcext:value-type="float">
            <text:p>3.1402469947934</text:p>
          </table:table-cell>
          <table:table-cell office:value-type="float" office:value="32.710662841797" calcext:value-type="float">
            <text:p>32.710662841797</text:p>
          </table:table-cell>
          <table:table-cell table:number-columns-repeated="8"/>
          <table:table-cell office:value-type="float" office:value="3.3612396959215" calcext:value-type="float">
            <text:p>3.3612396959215</text:p>
          </table:table-cell>
          <table:table-cell office:value-type="float" office:value="11.362487792969" calcext:value-type="float">
            <text:p>11.36248779296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0.98317830264568" calcext:value-type="float">
            <text:p>0.98317830264568</text:p>
          </table:table-cell>
          <table:table-cell office:value-type="float" office:value="15.910736083984" calcext:value-type="float">
            <text:p>15.910736083984</text:p>
          </table:table-cell>
          <table:table-cell table:number-columns-repeated="8"/>
          <table:table-cell office:value-type="float" office:value="3.1879866952077" calcext:value-type="float">
            <text:p>3.1879866952077</text:p>
          </table:table-cell>
          <table:table-cell office:value-type="float" office:value="33.133636474609" calcext:value-type="float">
            <text:p>33.133636474609</text:p>
          </table:table-cell>
          <table:table-cell table:number-columns-repeated="8"/>
          <table:table-cell office:value-type="float" office:value="3.4101009960286" calcext:value-type="float">
            <text:p>3.4101009960286</text:p>
          </table:table-cell>
          <table:table-cell office:value-type="float" office:value="11.509399414062" calcext:value-type="float">
            <text:p>11.50939941406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30524302274" calcext:value-type="float">
            <text:p>1.030524302274</text:p>
          </table:table-cell>
          <table:table-cell office:value-type="float" office:value="17.050689697266" calcext:value-type="float">
            <text:p>17.050689697266</text:p>
          </table:table-cell>
          <table:table-cell table:number-columns-repeated="8"/>
          <table:table-cell office:value-type="float" office:value="3.2508814954199" calcext:value-type="float">
            <text:p>3.2508814954199</text:p>
          </table:table-cell>
          <table:table-cell office:value-type="float" office:value="33.552368164062" calcext:value-type="float">
            <text:p>33.552368164062</text:p>
          </table:table-cell>
          <table:table-cell table:number-columns-repeated="8"/>
          <table:table-cell office:value-type="float" office:value="3.452164796181" calcext:value-type="float">
            <text:p>3.452164796181</text:p>
          </table:table-cell>
          <table:table-cell office:value-type="float" office:value="11.654846191406" calcext:value-type="float">
            <text:p>11.65484619140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0906086023897" calcext:value-type="float">
            <text:p>1.0906086023897</text:p>
          </table:table-cell>
          <table:table-cell office:value-type="float" office:value="18.179229736328" calcext:value-type="float">
            <text:p>18.179229736328</text:p>
          </table:table-cell>
          <table:table-cell table:number-columns-repeated="8"/>
          <table:table-cell office:value-type="float" office:value="3.301346195396" calcext:value-type="float">
            <text:p>3.301346195396</text:p>
          </table:table-cell>
          <table:table-cell office:value-type="float" office:value="33.966918945312" calcext:value-type="float">
            <text:p>33.966918945312</text:p>
          </table:table-cell>
          <table:table-cell table:number-columns-repeated="8"/>
          <table:table-cell office:value-type="float" office:value="3.5014553964138" calcext:value-type="float">
            <text:p>3.5014553964138</text:p>
          </table:table-cell>
          <table:table-cell office:value-type="float" office:value="11.798858642578" calcext:value-type="float">
            <text:p>11.79885864257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333905020729" calcext:value-type="float">
            <text:p>1.1333905020729</text:p>
          </table:table-cell>
          <table:table-cell office:value-type="float" office:value="19.296508789062" calcext:value-type="float">
            <text:p>19.296508789062</text:p>
          </table:table-cell>
          <table:table-cell table:number-columns-repeated="8"/>
          <table:table-cell office:value-type="float" office:value="3.3415686953813" calcext:value-type="float">
            <text:p>3.3415686953813</text:p>
          </table:table-cell>
          <table:table-cell office:value-type="float" office:value="34.377319335938" calcext:value-type="float">
            <text:p>34.377319335938</text:p>
          </table:table-cell>
          <table:table-cell table:number-columns-repeated="8"/>
          <table:table-cell office:value-type="float" office:value="3.5628990964033" calcext:value-type="float">
            <text:p>3.5628990964033</text:p>
          </table:table-cell>
          <table:table-cell office:value-type="float" office:value="11.94140625" calcext:value-type="float">
            <text:p>11.9414062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1811154019088" calcext:value-type="float">
            <text:p>1.1811154019088</text:p>
          </table:table-cell>
          <table:table-cell office:value-type="float" office:value="20.402618408203" calcext:value-type="float">
            <text:p>20.402618408203</text:p>
          </table:table-cell>
          <table:table-cell table:number-columns-repeated="8"/>
          <table:table-cell office:value-type="float" office:value="3.3896033959463" calcext:value-type="float">
            <text:p>3.3896033959463</text:p>
          </table:table-cell>
          <table:table-cell office:value-type="float" office:value="34.783630371094" calcext:value-type="float">
            <text:p>34.783630371094</text:p>
          </table:table-cell>
          <table:table-cell table:number-columns-repeated="8"/>
          <table:table-cell office:value-type="float" office:value="3.6111169955693" calcext:value-type="float">
            <text:p>3.6111169955693</text:p>
          </table:table-cell>
          <table:table-cell office:value-type="float" office:value="12.082550048828" calcext:value-type="float">
            <text:p>12.08255004882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2237073020078" calcext:value-type="float">
            <text:p>1.2237073020078</text:p>
          </table:table-cell>
          <table:table-cell office:value-type="float" office:value="21.497650146484" calcext:value-type="float">
            <text:p>21.497650146484</text:p>
          </table:table-cell>
          <table:table-cell table:number-columns-repeated="8"/>
          <table:table-cell office:value-type="float" office:value="3.4379087956622" calcext:value-type="float">
            <text:p>3.4379087956622</text:p>
          </table:table-cell>
          <table:table-cell office:value-type="float" office:value="35.185882568359" calcext:value-type="float">
            <text:p>35.185882568359</text:p>
          </table:table-cell>
          <table:table-cell table:number-columns-repeated="8"/>
          <table:table-cell office:value-type="float" office:value="3.6596869952045" calcext:value-type="float">
            <text:p>3.6596869952045</text:p>
          </table:table-cell>
          <table:table-cell office:value-type="float" office:value="12.222290039062" calcext:value-type="float">
            <text:p>12.22229003906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2728055026382" calcext:value-type="float">
            <text:p>1.2728055026382</text:p>
          </table:table-cell>
          <table:table-cell office:value-type="float" office:value="22.581726074219" calcext:value-type="float">
            <text:p>22.581726074219</text:p>
          </table:table-cell>
          <table:table-cell table:number-columns-repeated="8"/>
          <table:table-cell office:value-type="float" office:value="3.5004267957993" calcext:value-type="float">
            <text:p>3.5004267957993</text:p>
          </table:table-cell>
          <table:table-cell office:value-type="float" office:value="35.584106445312" calcext:value-type="float">
            <text:p>35.584106445312</text:p>
          </table:table-cell>
          <table:table-cell table:number-columns-repeated="8"/>
          <table:table-cell office:value-type="float" office:value="3.7031869948842" calcext:value-type="float">
            <text:p>3.7031869948842</text:p>
          </table:table-cell>
          <table:table-cell office:value-type="float" office:value="12.360626220703" calcext:value-type="float">
            <text:p>12.36062622070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3328412030824" calcext:value-type="float">
            <text:p>1.3328412030824</text:p>
          </table:table-cell>
          <table:table-cell office:value-type="float" office:value="23.654968261719" calcext:value-type="float">
            <text:p>23.654968261719</text:p>
          </table:table-cell>
          <table:table-cell table:number-columns-repeated="8"/>
          <table:table-cell office:value-type="float" office:value="3.5426169950515" calcext:value-type="float">
            <text:p>3.5426169950515</text:p>
          </table:table-cell>
          <table:table-cell office:value-type="float" office:value="35.978332519531" calcext:value-type="float">
            <text:p>35.978332519531</text:p>
          </table:table-cell>
          <table:table-cell table:number-columns-repeated="8"/>
          <table:table-cell office:value-type="float" office:value="3.7635748949833" calcext:value-type="float">
            <text:p>3.7635748949833</text:p>
          </table:table-cell>
          <table:table-cell office:value-type="float" office:value="12.49755859375" calcext:value-type="float">
            <text:p>12.4975585937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3832470024936" calcext:value-type="float">
            <text:p>1.3832470024936</text:p>
          </table:table-cell>
          <table:table-cell office:value-type="float" office:value="24.717468261719" calcext:value-type="float">
            <text:p>24.717468261719</text:p>
          </table:table-cell>
          <table:table-cell table:number-columns-repeated="8"/>
          <table:table-cell office:value-type="float" office:value="3.591377194738" calcext:value-type="float">
            <text:p>3.591377194738</text:p>
          </table:table-cell>
          <table:table-cell office:value-type="float" office:value="36.368621826172" calcext:value-type="float">
            <text:p>36.368621826172</text:p>
          </table:table-cell>
          <table:table-cell table:number-columns-repeated="8"/>
          <table:table-cell office:value-type="float" office:value="3.8122772946954" calcext:value-type="float">
            <text:p>3.8122772946954</text:p>
          </table:table-cell>
          <table:table-cell office:value-type="float" office:value="12.633148193359" calcext:value-type="float">
            <text:p>12.63314819335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4298130036332" calcext:value-type="float">
            <text:p>1.4298130036332</text:p>
          </table:table-cell>
          <table:table-cell office:value-type="float" office:value="25.769348144531" calcext:value-type="float">
            <text:p>25.769348144531</text:p>
          </table:table-cell>
          <table:table-cell table:number-columns-repeated="8"/>
          <table:table-cell office:value-type="float" office:value="3.6404416945297" calcext:value-type="float">
            <text:p>3.6404416945297</text:p>
          </table:table-cell>
          <table:table-cell office:value-type="float" office:value="36.755004882812" calcext:value-type="float">
            <text:p>36.755004882812</text:p>
          </table:table-cell>
          <table:table-cell table:number-columns-repeated="8"/>
          <table:table-cell office:value-type="float" office:value="3.8610676946118" calcext:value-type="float">
            <text:p>3.8610676946118</text:p>
          </table:table-cell>
          <table:table-cell office:value-type="float" office:value="12.767364501953" calcext:value-type="float">
            <text:p>12.767364501953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4791615023278" calcext:value-type="float">
            <text:p>1.4791615023278</text:p>
          </table:table-cell>
          <table:table-cell office:value-type="float" office:value="26.810729980469" calcext:value-type="float">
            <text:p>26.810729980469</text:p>
          </table:table-cell>
          <table:table-cell table:number-columns-repeated="8"/>
          <table:table-cell office:value-type="float" office:value="3.7022305952851" calcext:value-type="float">
            <text:p>3.7022305952851</text:p>
          </table:table-cell>
          <table:table-cell office:value-type="float" office:value="37.137542724609" calcext:value-type="float">
            <text:p>37.137542724609</text:p>
          </table:table-cell>
          <table:table-cell table:number-columns-repeated="8"/>
          <table:table-cell office:value-type="float" office:value="3.903670294676" calcext:value-type="float">
            <text:p>3.903670294676</text:p>
          </table:table-cell>
          <table:table-cell office:value-type="float" office:value="12.900238037109" calcext:value-type="float">
            <text:p>12.90023803710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533238901291" calcext:value-type="float">
            <text:p>1.533238901291</text:p>
          </table:table-cell>
          <table:table-cell office:value-type="float" office:value="27.841674804688" calcext:value-type="float">
            <text:p>27.841674804688</text:p>
          </table:table-cell>
          <table:table-cell table:number-columns-repeated="8"/>
          <table:table-cell office:value-type="float" office:value="3.7434543950949" calcext:value-type="float">
            <text:p>3.7434543950949</text:p>
          </table:table-cell>
          <table:table-cell office:value-type="float" office:value="37.516235351562" calcext:value-type="float">
            <text:p>37.516235351562</text:p>
          </table:table-cell>
          <table:table-cell table:number-columns-repeated="8"/>
          <table:table-cell office:value-type="float" office:value="3.9523479943164" calcext:value-type="float">
            <text:p>3.9523479943164</text:p>
          </table:table-cell>
          <table:table-cell office:value-type="float" office:value="13.031799316406" calcext:value-type="float">
            <text:p>13.03179931640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584474101197" calcext:value-type="float">
            <text:p>1.584474101197</text:p>
          </table:table-cell>
          <table:table-cell office:value-type="float" office:value="28.8623046875" calcext:value-type="float">
            <text:p>28.8623046875</text:p>
          </table:table-cell>
          <table:table-cell table:number-columns-repeated="8"/>
          <table:table-cell office:value-type="float" office:value="3.7920939957257" calcext:value-type="float">
            <text:p>3.7920939957257</text:p>
          </table:table-cell>
          <table:table-cell office:value-type="float" office:value="37.891143798828" calcext:value-type="float">
            <text:p>37.891143798828</text:p>
          </table:table-cell>
          <table:table-cell table:number-columns-repeated="8"/>
          <table:table-cell office:value-type="float" office:value="4.0134498942643" calcext:value-type="float">
            <text:p>4.0134498942643</text:p>
          </table:table-cell>
          <table:table-cell office:value-type="float" office:value="13.162017822266" calcext:value-type="float">
            <text:p>13.16201782226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6344416006468" calcext:value-type="float">
            <text:p>1.6344416006468</text:p>
          </table:table-cell>
          <table:table-cell office:value-type="float" office:value="29.872741699219" calcext:value-type="float">
            <text:p>29.872741699219</text:p>
          </table:table-cell>
          <table:table-cell table:number-columns-repeated="8"/>
          <table:table-cell office:value-type="float" office:value="3.8404407959897" calcext:value-type="float">
            <text:p>3.8404407959897</text:p>
          </table:table-cell>
          <table:table-cell office:value-type="float" office:value="38.262329101562" calcext:value-type="float">
            <text:p>38.262329101562</text:p>
          </table:table-cell>
          <table:table-cell table:number-columns-repeated="8"/>
          <table:table-cell office:value-type="float" office:value="4.0620074938051" calcext:value-type="float">
            <text:p>4.0620074938051</text:p>
          </table:table-cell>
          <table:table-cell office:value-type="float" office:value="13.290954589844" calcext:value-type="float">
            <text:p>13.29095458984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6807994008996" calcext:value-type="float">
            <text:p>1.6807994008996</text:p>
          </table:table-cell>
          <table:table-cell office:value-type="float" office:value="30.873077392578" calcext:value-type="float">
            <text:p>30.873077392578</text:p>
          </table:table-cell>
          <table:table-cell table:number-columns-repeated="8"/>
          <table:table-cell office:value-type="float" office:value="3.8835095956456" calcext:value-type="float">
            <text:p>3.8835095956456</text:p>
          </table:table-cell>
          <table:table-cell office:value-type="float" office:value="38.629791259766" calcext:value-type="float">
            <text:p>38.629791259766</text:p>
          </table:table-cell>
          <table:table-cell table:number-columns-repeated="8"/>
          <table:table-cell office:value-type="float" office:value="4.1104845944792" calcext:value-type="float">
            <text:p>4.1104845944792</text:p>
          </table:table-cell>
          <table:table-cell office:value-type="float" office:value="13.418609619141" calcext:value-type="float">
            <text:p>13.41860961914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7281550015323" calcext:value-type="float">
            <text:p>1.7281550015323</text:p>
          </table:table-cell>
          <table:table-cell office:value-type="float" office:value="31.863403320312" calcext:value-type="float">
            <text:p>31.863403320312</text:p>
          </table:table-cell>
          <table:table-cell table:number-columns-repeated="8"/>
          <table:table-cell office:value-type="float" office:value="3.9521211956162" calcext:value-type="float">
            <text:p>3.9521211956162</text:p>
          </table:table-cell>
          <table:table-cell office:value-type="float" office:value="38.993560791016" calcext:value-type="float">
            <text:p>38.993560791016</text:p>
          </table:table-cell>
          <table:table-cell table:number-columns-repeated="8"/>
          <table:table-cell office:value-type="float" office:value="4.1530884937383" calcext:value-type="float">
            <text:p>4.1530884937383</text:p>
          </table:table-cell>
          <table:table-cell office:value-type="float" office:value="13.544982910156" calcext:value-type="float">
            <text:p>13.54498291015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7891519009136" calcext:value-type="float">
            <text:p>1.7891519009136</text:p>
          </table:table-cell>
          <table:table-cell office:value-type="float" office:value="32.843841552734" calcext:value-type="float">
            <text:p>32.843841552734</text:p>
          </table:table-cell>
          <table:table-cell table:number-columns-repeated="8"/>
          <table:table-cell office:value-type="float" office:value="3.9934232959058" calcext:value-type="float">
            <text:p>3.9934232959058</text:p>
          </table:table-cell>
          <table:table-cell office:value-type="float" office:value="39.353698730469" calcext:value-type="float">
            <text:p>39.353698730469</text:p>
          </table:table-cell>
          <table:table-cell table:number-columns-repeated="8"/>
          <table:table-cell office:value-type="float" office:value="4.2161311935633" calcext:value-type="float">
            <text:p>4.2161311935633</text:p>
          </table:table-cell>
          <table:table-cell office:value-type="float" office:value="13.670074462891" calcext:value-type="float">
            <text:p>13.67007446289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8299912004732" calcext:value-type="float">
            <text:p>1.8299912004732</text:p>
          </table:table-cell>
          <table:table-cell office:value-type="float" office:value="33.814453125" calcext:value-type="float">
            <text:p>33.814453125</text:p>
          </table:table-cell>
          <table:table-cell table:number-columns-repeated="8"/>
          <table:table-cell office:value-type="float" office:value="4.0423984962981" calcext:value-type="float">
            <text:p>4.0423984962981</text:p>
          </table:table-cell>
          <table:table-cell office:value-type="float" office:value="39.710235595703" calcext:value-type="float">
            <text:p>39.710235595703</text:p>
          </table:table-cell>
          <table:table-cell table:number-columns-repeated="8"/>
          <table:table-cell office:value-type="float" office:value="4.2632458931766" calcext:value-type="float">
            <text:p>4.2632458931766</text:p>
          </table:table-cell>
          <table:table-cell office:value-type="float" office:value="13.793914794922" calcext:value-type="float">
            <text:p>13.79391479492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878713701386" calcext:value-type="float">
            <text:p>1.878713701386</text:p>
          </table:table-cell>
          <table:table-cell office:value-type="float" office:value="34.775360107422" calcext:value-type="float">
            <text:p>34.775360107422</text:p>
          </table:table-cell>
          <table:table-cell table:number-columns-repeated="8"/>
          <table:table-cell office:value-type="float" office:value="4.0855273965281" calcext:value-type="float">
            <text:p>4.0855273965281</text:p>
          </table:table-cell>
          <table:table-cell office:value-type="float" office:value="40.063201904297" calcext:value-type="float">
            <text:p>40.063201904297</text:p>
          </table:table-cell>
          <table:table-cell table:number-columns-repeated="8"/>
          <table:table-cell office:value-type="float" office:value="4.3123384937644" calcext:value-type="float">
            <text:p>4.3123384937644</text:p>
          </table:table-cell>
          <table:table-cell office:value-type="float" office:value="13.916534423828" calcext:value-type="float">
            <text:p>13.916534423828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924283801578" calcext:value-type="float">
            <text:p>1.924283801578</text:p>
          </table:table-cell>
          <table:table-cell office:value-type="float" office:value="35.726654052734" calcext:value-type="float">
            <text:p>35.726654052734</text:p>
          </table:table-cell>
          <table:table-cell table:number-columns-repeated="8"/>
          <table:table-cell office:value-type="float" office:value="4.1539892961737" calcext:value-type="float">
            <text:p>4.1539892961737</text:p>
          </table:table-cell>
          <table:table-cell office:value-type="float" office:value="40.412658691406" calcext:value-type="float">
            <text:p>40.412658691406</text:p>
          </table:table-cell>
          <table:table-cell table:number-columns-repeated="8"/>
          <table:table-cell office:value-type="float" office:value="4.3535462943837" calcext:value-type="float">
            <text:p>4.3535462943837</text:p>
          </table:table-cell>
          <table:table-cell office:value-type="float" office:value="14.037933349609" calcext:value-type="float">
            <text:p>14.037933349609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1.9751485013403" calcext:value-type="float">
            <text:p>1.9751485013403</text:p>
          </table:table-cell>
          <table:table-cell office:value-type="float" office:value="36.66845703125" calcext:value-type="float">
            <text:p>36.66845703125</text:p>
          </table:table-cell>
          <table:table-cell table:number-columns-repeated="18"/>
          <table:table-cell office:value-type="float" office:value="4.4027883936651" calcext:value-type="float">
            <text:p>4.4027883936651</text:p>
          </table:table-cell>
          <table:table-cell office:value-type="float" office:value="14.158111572266" calcext:value-type="float">
            <text:p>14.15811157226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.0350739001296" calcext:value-type="float">
            <text:p>2.0350739001296</text:p>
          </table:table-cell>
          <table:table-cell office:value-type="float" office:value="37.600830078125" calcext:value-type="float">
            <text:p>37.600830078125</text:p>
          </table:table-cell>
          <table:table-cell table:number-columns-repeated="18"/>
          <table:table-cell office:value-type="float" office:value="4.464987593703" calcext:value-type="float">
            <text:p>4.464987593703</text:p>
          </table:table-cell>
          <table:table-cell office:value-type="float" office:value="14.277069091797" calcext:value-type="float">
            <text:p>14.27706909179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.0787091003731" calcext:value-type="float">
            <text:p>2.0787091003731</text:p>
          </table:table-cell>
          <table:table-cell office:value-type="float" office:value="38.523895263672" calcext:value-type="float">
            <text:p>38.523895263672</text:p>
          </table:table-cell>
          <table:table-cell table:number-columns-repeated="18"/>
          <table:table-cell office:value-type="float" office:value="4.5142301935703" calcext:value-type="float">
            <text:p>4.5142301935703</text:p>
          </table:table-cell>
          <table:table-cell office:value-type="float" office:value="14.394836425781" calcext:value-type="float">
            <text:p>14.39483642578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.1245525004342" calcext:value-type="float">
            <text:p>2.1245525004342</text:p>
          </table:table-cell>
          <table:table-cell office:value-type="float" office:value="39.437713623047" calcext:value-type="float">
            <text:p>39.437713623047</text:p>
          </table:table-cell>
          <table:table-cell table:number-columns-repeated="18"/>
          <table:table-cell office:value-type="float" office:value="4.5617436929606" calcext:value-type="float">
            <text:p>4.5617436929606</text:p>
          </table:table-cell>
          <table:table-cell office:value-type="float" office:value="14.511444091797" calcext:value-type="float">
            <text:p>14.511444091797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.1760425996035" calcext:value-type="float">
            <text:p>2.1760425996035</text:p>
          </table:table-cell>
          <table:table-cell office:value-type="float" office:value="40.342391967773" calcext:value-type="float">
            <text:p>40.342391967773</text:p>
          </table:table-cell>
          <table:table-cell table:number-columns-repeated="18"/>
          <table:table-cell office:value-type="float" office:value="4.6038318923675" calcext:value-type="float">
            <text:p>4.6038318923675</text:p>
          </table:table-cell>
          <table:table-cell office:value-type="float" office:value="14.626892089844" calcext:value-type="float">
            <text:p>14.626892089844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.2427458995953" calcext:value-type="float">
            <text:p>2.2427458995953</text:p>
          </table:table-cell>
          <table:table-cell office:value-type="float" office:value="41.238021850586" calcext:value-type="float">
            <text:p>41.238021850586</text:p>
          </table:table-cell>
          <table:table-cell table:number-columns-repeated="18"/>
          <table:table-cell office:value-type="float" office:value="4.6520482925698" calcext:value-type="float">
            <text:p>4.6520482925698</text:p>
          </table:table-cell>
          <table:table-cell office:value-type="float" office:value="14.741180419922" calcext:value-type="float">
            <text:p>14.74118041992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.2813804000616" calcext:value-type="float">
            <text:p>2.2813804000616</text:p>
          </table:table-cell>
          <table:table-cell office:value-type="float" office:value="42.124710083008" calcext:value-type="float">
            <text:p>42.124710083008</text:p>
          </table:table-cell>
          <table:table-cell table:number-columns-repeated="18"/>
          <table:table-cell office:value-type="float" office:value="4.7146450914443" calcext:value-type="float">
            <text:p>4.7146450914443</text:p>
          </table:table-cell>
          <table:table-cell office:value-type="float" office:value="14.854309082031" calcext:value-type="float">
            <text:p>14.854309082031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.3305613007396" calcext:value-type="float">
            <text:p>2.3305613007396</text:p>
          </table:table-cell>
          <table:table-cell office:value-type="float" office:value="43.002517700195" calcext:value-type="float">
            <text:p>43.002517700195</text:p>
          </table:table-cell>
          <table:table-cell table:number-columns-repeated="18"/>
          <table:table-cell office:value-type="float" office:value="4.763419191353" calcext:value-type="float">
            <text:p>4.763419191353</text:p>
          </table:table-cell>
          <table:table-cell office:value-type="float" office:value="14.96630859375" calcext:value-type="float">
            <text:p>14.9663085937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.3748178007081" calcext:value-type="float">
            <text:p>2.3748178007081</text:p>
          </table:table-cell>
          <table:table-cell office:value-type="float" office:value="43.871551513672" calcext:value-type="float">
            <text:p>43.871551513672</text:p>
          </table:table-cell>
          <table:table-cell table:number-columns-repeated="18"/>
          <table:table-cell office:value-type="float" office:value="4.8048815908842" calcext:value-type="float">
            <text:p>4.8048815908842</text:p>
          </table:table-cell>
          <table:table-cell office:value-type="float" office:value="15.077209472656" calcext:value-type="float">
            <text:p>15.077209472656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.4277607006952" calcext:value-type="float">
            <text:p>2.4277607006952</text:p>
          </table:table-cell>
          <table:table-cell office:value-type="float" office:value="44.731903076172" calcext:value-type="float">
            <text:p>44.731903076172</text:p>
          </table:table-cell>
          <table:table-cell table:number-columns-repeated="18"/>
          <table:table-cell office:value-type="float" office:value="4.8538814908825" calcext:value-type="float">
            <text:p>4.8538814908825</text:p>
          </table:table-cell>
          <table:table-cell office:value-type="float" office:value="15.186981201172" calcext:value-type="float">
            <text:p>15.186981201172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.4886330012232" calcext:value-type="float">
            <text:p>2.4886330012232</text:p>
          </table:table-cell>
          <table:table-cell office:value-type="float" office:value="45.583648681641" calcext:value-type="float">
            <text:p>45.583648681641</text:p>
          </table:table-cell>
          <table:table-cell table:number-columns-repeated="18"/>
          <table:table-cell office:value-type="float" office:value="4.9167151916772" calcext:value-type="float">
            <text:p>4.9167151916772</text:p>
          </table:table-cell>
          <table:table-cell office:value-type="float" office:value="15.295654296875" calcext:value-type="float">
            <text:p>15.295654296875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float" office:value="2.5313420016319" calcext:value-type="float">
            <text:p>2.5313420016319</text:p>
          </table:table-cell>
          <table:table-cell office:value-type="float" office:value="46.426879882812" calcext:value-type="float">
            <text:p>46.426879882812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.580374401994" calcext:value-type="float">
            <text:p>2.580374401994</text:p>
          </table:table-cell>
          <table:table-cell office:value-type="float" office:value="47.261672973633" calcext:value-type="float">
            <text:p>47.261672973633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.6288662012666" calcext:value-type="float">
            <text:p>2.6288662012666</text:p>
          </table:table-cell>
          <table:table-cell office:value-type="float" office:value="48.088119506836" calcext:value-type="float">
            <text:p>48.088119506836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03T16:43:05.773000000</dc:date>
    <meta:editing-duration>PT32M2S</meta:editing-duration>
    <meta:editing-cycles>2</meta:editing-cycles>
    <meta:generator>LibreOffice/7.5.4.2$Windows_X86_64 LibreOffice_project/36ccfdc35048b057fd9854c757a8b67ec53977b6</meta:generator>
    <meta:document-statistic meta:table-count="1" meta:cell-count="720" meta:object-count="6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62cm" svg:y="0.316cm" chart:style-name="ch2">
          <text:p>initial x velocity of 35 degrees up</text:p>
        </chart:title>
        <chart:legend chart:legend-position="end" svg:x="11.904cm" svg:y="3.952cm" style:legend-expansion="high" chart:style-name="ch3"/>
        <chart:plot-area chart:style-name="ch4" table:cell-range-address="projectileMotion.A1:projectileMotion.B3" svg:x="1.331cm" svg:y="1.275cm" svg:width="10.253cm" svg:height="6.564cm">
          <chart:coordinate-region svg:x="2.058cm" svg:y="1.474cm" svg:width="9.195cm" svg:height="5.718cm"/>
          <chart:axis chart:dimension="x" chart:name="primary-x" chart:style-name="ch5">
            <chart:title svg:x="5.871cm" svg:y="8.019cm" chart:style-name="ch6">
              <text:p>time (s)</text:p>
            </chart:title>
          </chart:axis>
          <chart:axis chart:dimension="y" chart:name="primary-y" chart:style-name="ch5">
            <chart:title svg:x="0.451cm" svg:y="5.368cm" chart:style-name="ch7">
              <text:p>delta x (m)</text:p>
            </chart:title>
            <chart:grid chart:style-name="ch8" chart:class="major"/>
          </chart:axis>
          <chart:series chart:style-name="ch9" chart:values-cell-range-address="projectileMotion.B1:projectileMotion.B3" chart:class="chart:scatter">
            <chart:domain table:cell-range-address="projectileMotion.A1:projectileMotion.A3"/>
            <chart:regression-curve chart:style-name="ch10">
              <chart:equation chart:display-equation="true" chart:display-r-square="true"/>
            </chart:regression-curve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09964599926">
                <text:p>1.209964599926</text:p>
                <draw:g>
                  <svg:desc>projectileMotion.A1:projectileMotion.A3</svg:desc>
                </draw:g>
              </table:table-cell>
              <table:table-cell office:value-type="float" office:value="1.228759765625">
                <text:p>1.228759765625</text:p>
                <draw:g>
                  <svg:desc>projectileMotion.B1:projectileMotion.B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52736992948">
                <text:p>1.2552736992948</text:p>
              </table:table-cell>
              <table:table-cell office:value-type="float" office:value="2.4452514648438">
                <text:p>2.44525146484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41628999636">
                <text:p>1.3041628999636</text:p>
              </table:table-cell>
              <table:table-cell office:value-type="float" office:value="3.6495666503906">
                <text:p>3.64956665039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14cm" svg:y="0.316cm" chart:style-name="ch2">
          <text:p>30 degrees up</text:p>
        </chart:title>
        <chart:legend chart:legend-position="end" svg:x="11.957cm" svg:y="3.952cm" style:legend-expansion="high" chart:style-name="ch3"/>
        <chart:plot-area chart:style-name="ch4" table:cell-range-address="projectileMotion.K1:projectileMotion.L3" svg:x="0.32cm" svg:y="1.275cm" svg:width="11.317cm" svg:height="7.545cm">
          <chart:coordinate-region svg:x="1.047cm" svg:y="1.474cm" svg:width="10.258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jectileMotion.L1:projectileMotion.L3" chart:class="chart:scatter">
            <chart:domain table:cell-range-address="projectileMotion.K1:projectileMotion.K3"/>
            <chart:regression-curve chart:style-name="ch9">
              <chart:equation chart:display-equation="true" chart:display-r-square="true" svg:x="1.585cm" svg:y="1.729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9072160134092">
                <text:p>0.29072160134092</text:p>
                <draw:g>
                  <svg:desc>projectileMotion.K1:projectileMotion.K3</svg:desc>
                </draw:g>
              </table:table-cell>
              <table:table-cell office:value-type="float" office:value="1.299072265625">
                <text:p>1.299072265625</text:p>
                <draw:g>
                  <svg:desc>projectileMotion.L1:projectileMotion.L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005600167438">
                <text:p>0.34005600167438</text:p>
              </table:table-cell>
              <table:table-cell office:value-type="float" office:value="2.5851440429688">
                <text:p>2.5851440429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3232011348">
                <text:p>0.4013232011348</text:p>
              </table:table-cell>
              <table:table-cell office:value-type="float" office:value="3.8583679199219">
                <text:p>3.85836791992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cm" svg:height="9.005cm" xlink:href=".." xlink:type="simple" chart:class="chart:scatter" chart:style-name="ch1">
        <chart:title svg:x="6.504cm" svg:y="0.316cm" chart:style-name="ch2">
          <text:p>60 degrees up</text:p>
        </chart:title>
        <chart:legend chart:legend-position="end" svg:x="11.884cm" svg:y="3.954cm" style:legend-expansion="high" chart:style-name="ch3"/>
        <chart:plot-area chart:style-name="ch4" table:cell-range-address="projectileMotion.U1:projectileMotion.V3" svg:x="0.319cm" svg:y="1.275cm" svg:width="11.246cm" svg:height="7.55cm">
          <chart:coordinate-region svg:x="1.046cm" svg:y="1.474cm" svg:width="10.187cm" svg:height="6.70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jectileMotion.V1:projectileMotion.V3" chart:class="chart:scatter">
            <chart:domain table:cell-range-address="projectileMotion.U1:projectileMotion.U3"/>
            <chart:regression-curve chart:style-name="ch9">
              <chart:equation chart:display-equation="true" chart:display-r-square="true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726429823786">
                <text:p>0.34726429823786</text:p>
                <draw:g>
                  <svg:desc>projectileMotion.U1:projectileMotion.U3</svg:desc>
                </draw:g>
              </table:table-cell>
              <table:table-cell office:value-type="float" office:value="0.75009155273438">
                <text:p>0.75009155273438</text:p>
                <draw:g>
                  <svg:desc>projectileMotion.V1:projectileMotion.V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587639737874">
                <text:p>0.39587639737874</text:p>
              </table:table-cell>
              <table:table-cell office:value-type="float" office:value="1.49267578125">
                <text:p>1.4926757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3814599700272">
                <text:p>0.43814599700272</text:p>
              </table:table-cell>
              <table:table-cell office:value-type="float" office:value="2.2278442382812">
                <text:p>2.22784423828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8cm" svg:height="9.006cm" xlink:href=".." xlink:type="simple" chart:class="chart:scatter" chart:style-name="ch1">
        <chart:title svg:x="5.764cm" svg:y="0.316cm" chart:style-name="ch2">
          <text:p>30 degrees up (again)</text:p>
        </chart:title>
        <chart:legend chart:legend-position="end" svg:x="11.965cm" svg:y="3.955cm" style:legend-expansion="high" chart:style-name="ch3"/>
        <chart:plot-area chart:style-name="ch4" table:cell-range-address="projectileMotion.K46:projectileMotion.L49" svg:x="0.32cm" svg:y="1.275cm" svg:width="11.325cm" svg:height="7.551cm">
          <chart:coordinate-region svg:x="0.756cm" svg:y="1.474cm" svg:width="10.557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rojectileMotion.L46:projectileMotion.L49" chart:class="chart:scatter">
            <chart:domain table:cell-range-address="projectileMotion.K46:projectileMotion.K49"/>
            <chart:regression-curve chart:style-name="ch8">
              <chart:equation chart:display-equation="true" chart:display-r-square="true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555700028315">
                <text:p>0.37555700028315</text:p>
                <draw:g>
                  <svg:desc>projectileMotion.K46:projectileMotion.K49</svg:desc>
                </draw:g>
              </table:table-cell>
              <table:table-cell office:value-type="float" office:value="1.299072265625">
                <text:p>1.299072265625</text:p>
                <draw:g>
                  <svg:desc>projectileMotion.L46:projectileMotion.L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3302899971604">
                <text:p>0.43302899971604</text:p>
              </table:table-cell>
              <table:table-cell office:value-type="float" office:value="2.5851440429688">
                <text:p>2.58514404296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363739997149">
                <text:p>0.48363739997149</text:p>
              </table:table-cell>
              <table:table-cell office:value-type="float" office:value="3.8583679199219">
                <text:p>3.85836791992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295560017228">
                <text:p>0.52295560017228</text:p>
              </table:table-cell>
              <table:table-cell office:value-type="float" office:value="5.1188354492188">
                <text:p>5.11883544921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14cm" svg:y="0.316cm" chart:style-name="ch2">
          <text:p>80 degrees up</text:p>
        </chart:title>
        <chart:legend chart:legend-position="end" svg:x="11.693cm" svg:y="3.952cm" style:legend-expansion="high" chart:style-name="ch3"/>
        <chart:plot-area chart:style-name="ch4" table:cell-range-address="projectileMotion.AE1:projectileMotion.AF6" svg:x="0.32cm" svg:y="1.275cm" svg:width="11.053cm" svg:height="7.545cm">
          <chart:coordinate-region svg:x="1.047cm" svg:y="1.474cm" svg:width="9.994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jectileMotion.AF1:projectileMotion.AF6" chart:class="chart:scatter">
            <chart:domain table:cell-range-address="projectileMotion.AE1:projectileMotion.AE6"/>
            <chart:regression-curve chart:style-name="ch9">
              <chart:equation chart:display-equation="true" chart:display-r-square="true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5476110009477">
                <text:p>0.55476110009477</text:p>
                <draw:g>
                  <svg:desc>projectileMotion.AE1:projectileMotion.AE6</svg:desc>
                </draw:g>
              </table:table-cell>
              <table:table-cell office:value-type="float" office:value="0.26055908203125">
                <text:p>0.26055908203125</text:p>
                <draw:g>
                  <svg:desc>projectileMotion.AF1:projectileMotion.AF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1796409869567">
                <text:p>0.61796409869567</text:p>
              </table:table-cell>
              <table:table-cell office:value-type="float" office:value="0.51849365234375">
                <text:p>0.5184936523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865679830313">
                <text:p>0.65865679830313</text:p>
              </table:table-cell>
              <table:table-cell office:value-type="float" office:value="0.77386474609375">
                <text:p>0.7738647460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0866699842736">
                <text:p>0.70866699842736</text:p>
              </table:table-cell>
              <table:table-cell office:value-type="float" office:value="1.0266723632812">
                <text:p>1.0266723632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5577959883958">
                <text:p>0.75577959883958</text:p>
              </table:table-cell>
              <table:table-cell office:value-type="float" office:value="1.2769470214844">
                <text:p>1.27694702148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934359902516">
                <text:p>0.81934359902516</text:p>
              </table:table-cell>
              <table:table-cell office:value-type="float" office:value="1.5247192382812">
                <text:p>1.52471923828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6cm" chart:style-name="ch2">
          <text:p>horizontal (again)</text:p>
        </chart:title>
        <chart:legend chart:legend-position="end" svg:x="11.64cm" svg:y="3.952cm" style:legend-expansion="high" chart:style-name="ch3"/>
        <chart:plot-area chart:style-name="ch4" table:cell-range-address="projectileMotion.AP20:projectileMotion.AQ23" svg:x="0.32cm" svg:y="1.275cm" svg:width="11cm" svg:height="7.545cm">
          <chart:coordinate-region svg:x="0.756cm" svg:y="1.475cm" svg:width="10.324cm" svg:height="6.69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jectileMotion.AQ20:projectileMotion.AQ23" chart:class="chart:scatter">
            <chart:domain table:cell-range-address="projectileMotion.AP20:projectileMotion.AP23"/>
            <chart:regression-curve chart:style-name="ch9">
              <chart:equation chart:display-equation="true" chart:display-r-square="true" svg:x="2.081cm" svg:y="0.836cm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478200061247">
                <text:p>0.56478200061247</text:p>
                <draw:g>
                  <svg:desc>projectileMotion.AP20:projectileMotion.AP23</svg:desc>
                </draw:g>
              </table:table-cell>
              <table:table-cell office:value-type="float" office:value="2.9874267578125">
                <text:p>2.9874267578125</text:p>
                <draw:g>
                  <svg:desc>projectileMotion.AQ20:projectileMotion.AQ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9887990122661">
                <text:p>0.59887990122661</text:p>
              </table:table-cell>
              <table:table-cell office:value-type="float" office:value="4.4575805664062">
                <text:p>4.4575805664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651400176808">
                <text:p>0.64651400176808</text:p>
              </table:table-cell>
              <table:table-cell office:value-type="float" office:value="5.9130249023438">
                <text:p>5.9130249023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9009980233386">
                <text:p>0.69009980233386</text:p>
              </table:table-cell>
              <table:table-cell office:value-type="float" office:value="7.3539123535156">
                <text:p>7.35391235351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